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AD000000EBB6B3B19B17B1A2F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Table3" style:family="table">
      <style:table-properties style:width="17.59cm" fo:margin-left="-0.002cm" fo:margin-top="0cm" fo:margin-bottom="0cm" table:align="left" style:writing-mode="lr-tb"/>
    </style:style>
    <style:style style:name="Table3.A" style:family="table-column">
      <style:table-column-properties style:column-width="5.117cm"/>
    </style:style>
    <style:style style:name="Table3.B" style:family="table-column">
      <style:table-column-properties style:column-width="12.472cm"/>
    </style:style>
    <style:style style:name="Table3.1" style:family="table-row">
      <style:table-row-properties fo:keep-together="always"/>
    </style:style>
    <style:style style:name="Table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3.B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Heading_20_2">
      <style:text-properties fo:color="#222222" style:font-name="liberation serif" fo:font-weight="bold" style:font-weight-asian="bold" style:font-name-complex="Arial" style:font-weight-complex="bold"/>
    </style:style>
    <style:style style:name="P2" style:family="paragraph" style:parent-style-name="Text_20_body">
      <style:text-properties fo:color="#222222" style:font-name="liberation serif" officeooo:paragraph-rsid="001c1279" style:font-name-complex="Arial"/>
    </style:style>
    <style:style style:name="P3" style:family="paragraph" style:parent-style-name="Heading_20_2">
      <style:text-properties fo:color="#222222" style:font-name="liberation serif" fo:font-size="12pt" fo:font-weight="bold" style:font-size-asian="12pt" style:font-weight-asian="bold" style:font-name-complex="Arial" style:font-weight-complex="bold"/>
    </style:style>
    <style:style style:name="P4" style:family="paragraph" style:parent-style-name="Text_20_body">
      <style:text-properties fo:color="#222222" style:font-name="liberation serif" fo:font-size="12pt" fo:font-weight="bold" officeooo:paragraph-rsid="001c1279" style:font-size-asian="12pt" style:font-weight-asian="bold" style:font-name-complex="Arial" style:font-weight-complex="bold"/>
    </style:style>
    <style:style style:name="P5" style:family="paragraph" style:parent-style-name="Text_20_body">
      <style:text-properties style:font-name="liberation serif" fo:font-weight="bold" officeooo:rsid="001c1279" style:font-weight-asian="bold" style:font-name-complex="Arial" style:font-weight-complex="bold"/>
    </style:style>
    <style:style style:name="P6" style:family="paragraph" style:parent-style-name="Text_20_body">
      <style:text-properties style:font-name="liberation serif"/>
    </style:style>
    <style:style style:name="P7" style:family="paragraph" style:parent-style-name="Heading_20_1">
      <style:text-properties style:font-name="liberation serif" fo:font-weight="bold" style:font-weight-asian="bold" style:font-name-complex="Arial" style:font-weight-complex="bold"/>
    </style:style>
    <style:style style:name="P8" style:family="paragraph" style:parent-style-name="Text_20_body">
      <style:text-properties style:font-name="liberation serif" fo:font-weight="bold" style:font-weight-asian="bold" style:font-name-complex="Arial" style:font-weight-complex="bold"/>
    </style:style>
    <style:style style:name="P9" style:family="paragraph" style:parent-style-name="Heading_20_1">
      <style:paragraph-properties fo:break-before="page"/>
      <style:text-properties fo:font-weight="bold" style:font-weight-asian="bold" style:font-name-complex="Arial" style:font-weight-complex="bold"/>
    </style:style>
    <style:style style:name="P10" style:family="paragraph" style:parent-style-name="Heading_20_1">
      <style:text-properties fo:font-weight="bold" style:font-weight-asian="bold" style:font-name-complex="Arial" style:font-weight-complex="bold"/>
    </style:style>
    <style:style style:name="P11" style:family="paragraph" style:parent-style-name="Heading_20_2">
      <style:text-properties style:font-name="liberation serif" fo:font-weight="bold" style:font-weight-asian="bold" style:font-name-complex="Arial" style:font-weight-complex="bold"/>
    </style:style>
    <style:style style:name="P12" style:family="paragraph" style:parent-style-name="Text_20_body">
      <style:text-properties style:font-name="liberation serif" fo:font-weight="normal" officeooo:rsid="001d373f" style:font-weight-asian="normal" style:font-name-complex="Arial" style:font-weight-complex="normal"/>
    </style:style>
    <style:style style:name="P13" style:family="paragraph" style:parent-style-name="Text_20_body" style:list-style-name="WWNum10">
      <style:text-properties style:font-name="liberation serif" style:font-name-complex="Arial"/>
    </style:style>
    <style:style style:name="P14" style:family="paragraph" style:parent-style-name="List_20_Paragraph" style:list-style-name="WWNum10">
      <style:text-properties style:font-name="liberation serif" style:font-name-complex="Arial"/>
    </style:style>
    <style:style style:name="P15" style:family="paragraph" style:parent-style-name="Text_20_body">
      <style:text-properties fo:font-size="6pt" officeooo:rsid="00106ff2" officeooo:paragraph-rsid="00106ff2" style:font-size-asian="6pt" style:font-size-complex="6pt"/>
    </style:style>
    <style:style style:name="P16" style:family="paragraph" style:parent-style-name="Text_20_body">
      <style:text-properties style:font-name="liberation serif"/>
    </style:style>
    <style:style style:name="P17" style:family="paragraph" style:parent-style-name="Text_20_body">
      <style:text-properties style:font-name="liberation serif" officeooo:paragraph-rsid="001c1279"/>
    </style:style>
    <style:style style:name="P18" style:family="paragraph" style:parent-style-name="Title">
      <style:paragraph-properties fo:margin-top="0.402cm" fo:margin-bottom="0.402cm" loext:contextual-spacing="false"/>
      <style:text-properties fo:font-size="18pt" style:font-size-asian="18pt" style:font-size-complex="18pt"/>
    </style:style>
    <style:style style:name="P19" style:family="paragraph" style:parent-style-name="Subtitle">
      <style:paragraph-properties fo:margin-top="0cm" fo:margin-bottom="0.496cm" loext:contextual-spacing="false"/>
      <style:text-properties fo:font-size="11pt" style:font-size-asian="11pt" style:font-size-complex="11pt"/>
    </style:style>
    <style:style style:name="P20" style:family="paragraph" style:parent-style-name="Header">
      <style:text-properties fo:font-size="6pt" officeooo:rsid="000c0a3a" officeooo:paragraph-rsid="000c0a3a" style:font-size-asian="5.25pt" style:font-size-complex="6pt"/>
    </style:style>
    <style:style style:name="P21" style:family="paragraph" style:parent-style-name="Footer">
      <style:paragraph-properties fo:text-align="end" style:justify-single-word="false"/>
      <style:text-properties officeooo:paragraph-rsid="00106ff2"/>
    </style:style>
    <style:style style:name="P22" style:family="paragraph" style:parent-style-name="Standard">
      <style:paragraph-properties fo:text-align="justify" style:justify-single-word="false" fo:break-before="page"/>
      <style:text-properties fo:color="#00000a" style:font-name="liberation serif" fo:font-size="12pt" fo:language="es" fo:country="CO" officeooo:paragraph-rsid="001a2058" style:font-name-asian="Tahoma" style:font-size-asian="12pt" style:language-asian="zh" style:country-asian="CN" style:font-name-complex="Arial" style:font-size-complex="12pt" style:language-complex="hi" style:country-complex="IN"/>
    </style:style>
    <style:style style:name="P23" style:family="paragraph" style:parent-style-name="List_20_Paragraph">
      <style:text-properties style:font-name="liberation serif" officeooo:paragraph-rsid="001a2058"/>
    </style:style>
    <style:style style:name="P24" style:family="paragraph" style:parent-style-name="List_20_Paragraph">
      <style:paragraph-properties fo:text-align="justify" style:justify-single-word="false"/>
      <style:text-properties fo:color="#00000a" style:font-name="liberation serif" fo:font-size="12pt" fo:language="es" fo:country="CO" officeooo:paragraph-rsid="001a2058" style:font-name-asian="Tahoma" style:font-size-asian="12pt" style:language-asian="zh" style:country-asian="CN" style:font-name-complex="Arial" style:font-size-complex="10.5pt" style:language-complex="hi" style:country-complex="IN"/>
    </style:style>
    <style:style style:name="P25" style:family="paragraph" style:parent-style-name="Standard">
      <style:paragraph-properties fo:text-align="justify" style:justify-single-word="false"/>
      <style:text-properties fo:color="#222222" style:font-name="liberation serif" officeooo:paragraph-rsid="001a2058" style:font-name-complex="Arial"/>
    </style:style>
    <style:style style:name="P26" style:family="paragraph" style:parent-style-name="Standard">
      <style:paragraph-properties fo:text-align="justify" style:justify-single-word="false"/>
      <style:text-properties fo:color="#222222" style:font-name="liberation serif" fo:font-size="12pt" fo:language="es" fo:country="CO" officeooo:paragraph-rsid="001a2058" style:font-name-asian="Tahoma" style:font-size-asian="12pt" style:language-asian="zh" style:country-asian="CN" style:font-name-complex="Arial" style:font-size-complex="12pt" style:language-complex="hi" style:country-complex="IN"/>
    </style:style>
    <style:style style:name="P27" style:family="paragraph" style:parent-style-name="Standard">
      <style:paragraph-properties fo:text-align="justify" style:justify-single-word="false"/>
      <style:text-properties fo:color="#222222" style:font-name="liberation serif" fo:font-size="12pt" fo:font-weight="normal" officeooo:paragraph-rsid="001a2058" style:font-size-asian="12pt" style:font-weight-asian="normal" style:font-name-complex="Arial" style:font-weight-complex="normal"/>
    </style:style>
    <style:style style:name="P28" style:family="paragraph" style:parent-style-name="Standard">
      <style:paragraph-properties fo:text-align="justify" style:justify-single-word="false"/>
      <style:text-properties fo:color="#222222" style:font-name="liberation serif" fo:font-size="12pt" officeooo:paragraph-rsid="001a2058" style:font-size-asian="12pt" style:font-name-complex="Arial"/>
    </style:style>
    <style:style style:name="P29" style:family="paragraph" style:parent-style-name="Standard">
      <style:paragraph-properties fo:text-align="justify" style:justify-single-word="false"/>
      <style:text-properties fo:color="#000000" style:font-name="liberation serif" fo:font-size="12pt" fo:language="es" fo:country="CO" officeooo:paragraph-rsid="001a2058" style:font-name-asian="Tahoma" style:font-size-asian="12pt" style:language-asian="zh" style:country-asian="CN" style:font-name-complex="Arial" style:font-size-complex="12pt" style:language-complex="hi" style:country-complex="IN"/>
    </style:style>
    <style:style style:name="P30" style:family="paragraph" style:parent-style-name="Standard">
      <style:paragraph-properties fo:text-align="justify" style:justify-single-word="false"/>
      <style:text-properties style:font-name="liberation serif" fo:font-weight="normal" officeooo:paragraph-rsid="001a2058" style:font-weight-asian="normal" style:font-weight-complex="normal"/>
    </style:style>
    <style:style style:name="P31" style:family="paragraph" style:parent-style-name="Standard">
      <style:paragraph-properties fo:text-align="justify" style:justify-single-word="false"/>
      <style:text-properties style:font-name="liberation serif" officeooo:paragraph-rsid="001a2058" style:font-name-complex="Arial"/>
    </style:style>
    <style:style style:name="P32" style:family="paragraph" style:parent-style-name="Standard">
      <style:paragraph-properties fo:text-align="center" style:justify-single-word="false"/>
      <style:text-properties style:font-name="liberation serif" fo:font-size="16pt" fo:font-weight="bold" officeooo:paragraph-rsid="001a2058" style:font-size-asian="16pt" style:font-weight-asian="bold" style:font-name-complex="Arial" style:font-size-complex="16pt" style:font-weight-complex="bold"/>
    </style:style>
    <style:style style:name="P33" style:family="paragraph" style:parent-style-name="Standard">
      <style:paragraph-properties fo:text-align="justify" style:justify-single-word="false"/>
      <style:text-properties fo:color="#00000a" style:font-name="liberation serif" fo:font-size="12pt" fo:language="es" fo:country="CO" officeooo:paragraph-rsid="001a2058" style:font-name-asian="Tahoma" style:font-size-asian="12pt" style:language-asian="zh" style:country-asian="CN" style:font-name-complex="Arial" style:font-size-complex="12pt" style:language-complex="hi" style:country-complex="IN"/>
    </style:style>
    <style:style style:name="P34" style:family="paragraph" style:parent-style-name="Standard">
      <style:paragraph-properties fo:text-align="justify" style:justify-single-word="false"/>
      <style:text-properties fo:color="#00000a" style:font-name="liberation serif" fo:font-size="10.5pt" fo:language="es" fo:country="CO" officeooo:paragraph-rsid="001a2058" style:font-name-asian="Tahoma" style:font-size-asian="10.5pt" style:language-asian="zh" style:country-asian="CN" style:font-name-complex="Arial" style:font-size-complex="12pt" style:language-complex="hi" style:country-complex="IN"/>
    </style:style>
    <style:style style:name="P35" style:family="paragraph" style:parent-style-name="Standard">
      <style:paragraph-properties fo:text-align="center" style:justify-single-word="false"/>
      <style:text-properties fo:color="#00000a" style:font-name="liberation serif" fo:font-size="16pt" fo:language="es" fo:country="CO" fo:font-weight="bold" officeooo:paragraph-rsid="001a2058" style:font-name-asian="Tahoma" style:font-size-asian="16pt" style:language-asian="zh" style:country-asian="CN" style:font-weight-asian="bold" style:font-name-complex="Arial" style:font-size-complex="16pt" style:language-complex="hi" style:country-complex="IN" style:font-weight-complex="bold"/>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2">
      <style:paragraph-properties>
        <style:tab-stops>
          <style:tab-stop style:position="17.09cm" style:type="right" style:leader-style="dotted" style:leader-text="."/>
        </style:tab-stops>
      </style:paragraph-properties>
    </style:style>
    <style:style style:name="P38" style:family="paragraph" style:parent-style-name="Standard" style:list-style-name="L1">
      <style:paragraph-properties fo:text-align="justify" style:justify-single-word="false"/>
      <style:text-properties fo:color="#00000a" style:font-name="liberation serif" fo:font-size="12pt" fo:language="es" fo:country="CO" officeooo:rsid="001d373f" officeooo:paragraph-rsid="001d373f" style:font-name-asian="Tahoma" style:font-size-asian="12pt" style:language-asian="zh" style:country-asian="CN" style:font-name-complex="Arial" style:font-size-complex="12pt" style:language-complex="hi" style:country-complex="IN"/>
    </style:style>
    <style:style style:name="P39" style:family="paragraph" style:parent-style-name="Standard">
      <style:paragraph-properties fo:text-align="justify" style:justify-single-word="false"/>
      <style:text-properties style:font-name="liberation serif" fo:font-weight="bold" officeooo:rsid="001d373f" officeooo:paragraph-rsid="001d373f" style:font-weight-asian="bold" style:font-name-complex="Arial" style:font-weight-complex="bold"/>
    </style:style>
    <style:style style:name="P40" style:family="paragraph" style:parent-style-name="Standard">
      <style:paragraph-properties fo:text-align="justify" style:justify-single-word="false"/>
      <style:text-properties style:font-name="liberation serif" fo:font-weight="bold" officeooo:paragraph-rsid="001d373f" style:font-weight-asian="bold" style:font-name-complex="Arial" style:font-weight-complex="bold"/>
    </style:style>
    <style:style style:name="P41" style:family="paragraph" style:parent-style-name="List_20_Paragraph" style:list-style-name="WWNum10">
      <style:text-properties style:font-name="liberation serif" style:font-name-complex="Arial"/>
    </style:style>
    <style:style style:name="P42" style:family="paragraph" style:parent-style-name="Heading_20_2">
      <style:text-properties style:font-name="liberation serif"/>
    </style:style>
    <style:style style:name="P43" style:family="paragraph" style:parent-style-name="Heading_20_2">
      <style:text-properties style:font-name="liberation serif" fo:font-weight="bold" style:font-weight-asian="bold" style:font-name-complex="Arial" style:font-weight-complex="bold"/>
    </style:style>
    <style:style style:name="P44" style:family="paragraph" style:parent-style-name="Heading_20_2">
      <style:text-properties fo:color="#222222" style:font-name="liberation serif" fo:font-weight="bold" style:font-weight-asian="bold" style:font-name-complex="Arial" style:font-weight-complex="bold"/>
    </style:style>
    <style:style style:name="P45" style:family="paragraph" style:parent-style-name="Heading_20_2">
      <style:text-properties fo:color="#222222" style:font-name="liberation serif" fo:font-size="12pt" fo:font-weight="bold" style:font-size-asian="12pt" style:font-weight-asian="bold" style:font-name-complex="Arial" style:font-weight-complex="bold"/>
    </style:style>
    <style:style style:name="P46" style:family="paragraph" style:parent-style-name="Text_20_body">
      <style:text-properties fo:color="#222222" style:font-name="liberation serif" officeooo:paragraph-rsid="001c1279" style:font-name-complex="Arial"/>
    </style:style>
    <style:style style:name="P47" style:family="paragraph" style:parent-style-name="Text_20_body">
      <style:text-properties fo:color="#222222" style:font-name="liberation serif" fo:font-size="12pt" fo:font-weight="bold" officeooo:paragraph-rsid="001c1279" style:font-size-asian="12pt" style:font-weight-asian="bold" style:font-name-complex="Arial" style:font-weight-complex="bold"/>
    </style:style>
    <style:style style:name="P48" style:family="paragraph" style:parent-style-name="Text_20_body">
      <style:text-properties fo:color="#222222" style:font-name="liberation serif" fo:font-size="12pt" fo:font-weight="normal" officeooo:paragraph-rsid="001c1279" style:font-size-asian="12pt" style:font-weight-asian="normal" style:font-name-complex="Arial" style:font-weight-complex="normal"/>
    </style:style>
    <style:style style:name="P49" style:family="paragraph" style:parent-style-name="Text_20_body">
      <style:text-properties style:font-name="liberation serif" fo:font-weight="bold" style:font-weight-asian="bold" style:font-name-complex="Arial" style:font-weight-complex="bold"/>
    </style:style>
    <style:style style:name="P50" style:family="paragraph" style:parent-style-name="Text_20_body">
      <style:text-properties style:font-name="liberation serif" fo:font-weight="bold" officeooo:rsid="001c1279" style:font-weight-asian="bold" style:font-name-complex="Arial" style:font-weight-complex="bold"/>
    </style:style>
    <style:style style:name="P51" style:family="paragraph" style:parent-style-name="Text_20_body">
      <style:text-properties style:font-name="liberation serif" fo:font-weight="normal" officeooo:rsid="001d373f" style:font-weight-asian="normal" style:font-name-complex="Arial" style:font-weight-complex="normal"/>
    </style:style>
    <style:style style:name="P52" style:family="paragraph" style:parent-style-name="Text_20_body">
      <style:text-properties style:font-name="liberation serif" style:font-name-complex="Arial"/>
    </style:style>
    <style:style style:name="P53" style:family="paragraph" style:parent-style-name="Text_20_body" style:list-style-name="WWNum10">
      <style:text-properties style:font-name="liberation serif" style:font-name-complex="Arial"/>
    </style:style>
    <style:style style:name="P54" style:family="paragraph" style:parent-style-name="Text_20_body">
      <style:text-properties style:font-name="liberation serif" officeooo:rsid="001c1279" style:font-name-complex="Arial"/>
    </style:style>
    <style:style style:name="P55" style:family="paragraph" style:parent-style-name="Text_20_body" style:list-style-name="WWNum11">
      <style:text-properties style:font-name="liberation serif"/>
    </style:style>
    <style:style style:name="P56" style:family="paragraph" style:parent-style-name="Text_20_body" style:list-style-name="WWNum12">
      <style:text-properties style:font-name="liberation serif"/>
    </style:style>
    <style:style style:name="P57" style:family="paragraph" style:parent-style-name="Text_20_body" style:list-style-name="WWNum10"/>
    <style:style style:name="P58" style:family="paragraph" style:parent-style-name="Text_20_body" style:list-style-name="L1"/>
    <style:style style:name="P59" style:family="paragraph" style:parent-style-name="Text_20_body" style:list-style-name="L1">
      <style:text-properties officeooo:paragraph-rsid="001d373f"/>
    </style:style>
    <style:style style:name="P60" style:family="paragraph" style:parent-style-name="Text_20_body">
      <style:text-properties fo:font-weight="bold" style:font-weight-asian="bold" style:font-name-complex="Arial" style:font-weight-complex="bold"/>
    </style:style>
    <style:style style:name="P61" style:family="paragraph" style:parent-style-name="Text_20_body" style:list-style-name="WWNum1"/>
    <style:style style:name="P62" style:family="paragraph" style:parent-style-name="Text_20_body" style:list-style-name="WWNum2"/>
    <style:style style:name="P63" style:family="paragraph" style:parent-style-name="Text_20_body" style:list-style-name="WWNum3"/>
    <style:style style:name="P64" style:family="paragraph" style:parent-style-name="Text_20_body" style:list-style-name="WWNum4"/>
    <style:style style:name="P65" style:family="paragraph" style:parent-style-name="Text_20_body" style:list-style-name="WWNum5"/>
    <style:style style:name="P66" style:family="paragraph" style:parent-style-name="Text_20_body" style:list-style-name="WWNum6"/>
    <style:style style:name="P67" style:family="paragraph" style:parent-style-name="Text_20_body" style:list-style-name="WWNum7"/>
    <style:style style:name="P68" style:family="paragraph" style:parent-style-name="Text_20_body" style:list-style-name="WWNum8"/>
    <style:style style:name="P69" style:family="paragraph" style:parent-style-name="Text_20_body" style:list-style-name="WWNum9"/>
    <style:style style:name="P70" style:family="paragraph" style:parent-style-name="Heading_20_1">
      <style:text-properties style:font-name="liberation serif" fo:font-weight="bold" style:font-weight-asian="bold" style:font-name-complex="Arial" style:font-weight-complex="bold"/>
    </style:style>
    <style:style style:name="P71" style:family="paragraph" style:parent-style-name="Heading_20_1" style:list-style-name="">
      <style:text-properties style:font-name="liberation serif" officeooo:rsid="001e8a21" officeooo:paragraph-rsid="001e8a21"/>
    </style:style>
    <style:style style:name="P72" style:family="paragraph" style:parent-style-name="Heading_20_1">
      <style:text-properties fo:font-weight="bold" style:font-weight-asian="bold" style:font-name-complex="Arial" style:font-weight-complex="bold"/>
    </style:style>
    <style:style style:name="P73" style:family="paragraph" style:parent-style-name="Heading_20_1" style:list-style-name="">
      <style:text-properties fo:font-weight="bold" style:font-weight-asian="bold" style:font-name-complex="Arial" style:font-weight-complex="bold"/>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fo:font-weight="bold" style:font-weight-asian="bold" style:font-name-complex="Arial" style:font-weight-complex="bold"/>
    </style:style>
    <style:style style:name="P76" style:family="paragraph" style:parent-style-name="Heading_20_1">
      <style:paragraph-properties fo:break-before="page"/>
      <style:text-properties style:font-name="liberation serif"/>
    </style:style>
    <style:style style:name="T1" style:family="text">
      <style:text-properties fo:font-weight="bold" style:font-weight-asian="bold" style:font-name-complex="Arial" style:font-weight-complex="bold"/>
    </style:style>
    <style:style style:name="T2" style:family="text">
      <style:text-properties style:font-name="liberation serif" fo:font-weight="bold" style:font-weight-asian="bold" style:font-name-complex="Arial" style:font-weight-complex="bold"/>
    </style:style>
    <style:style style:name="T3" style:family="text">
      <style:text-properties style:font-name="liberation serif" fo:font-weight="bold" officeooo:rsid="001d373f" style:font-weight-asian="bold" style:font-name-complex="Arial" style:font-weight-complex="bold"/>
    </style:style>
    <style:style style:name="T4" style:family="text">
      <style:text-properties fo:color="#222222" style:font-name-complex="Arial"/>
    </style:style>
    <style:style style:name="T5" style:family="text">
      <style:text-properties fo:color="#222222" officeooo:rsid="001c1279" style:font-name-complex="Arial"/>
    </style:style>
    <style:style style:name="T6" style:family="text">
      <style:text-properties fo:color="#222222" fo:font-size="12pt" fo:font-weight="bold" style:font-size-asian="12pt" style:font-weight-asian="bold" style:font-name-complex="Arial" style:font-weight-complex="bold"/>
    </style:style>
    <style:style style:name="T7" style:family="text">
      <style:text-properties fo:color="#222222" fo:font-size="12pt" fo:font-weight="bold" officeooo:rsid="001c1279" style:font-size-asian="12pt" style:font-weight-asian="bold" style:font-name-complex="Arial" style:font-weight-complex="bold"/>
    </style:style>
    <style:style style:name="T8" style:family="text">
      <style:text-properties fo:color="#222222" fo:font-size="12pt" fo:font-weight="normal" style:font-size-asian="12pt" style:font-weight-asian="normal" style:font-name-complex="Arial" style:font-weight-complex="normal"/>
    </style:style>
    <style:style style:name="T9" style:family="text">
      <style:text-properties fo:color="#222222" style:font-name="liberation serif" fo:font-weight="bold" style:font-weight-asian="bold" style:font-name-complex="Arial" style:font-weight-complex="bold"/>
    </style:style>
    <style:style style:name="T10" style:family="text">
      <style:text-properties fo:font-weight="bold" style:font-weight-asian="bold" style:font-name-complex="Arial" style:font-weight-complex="bold"/>
    </style:style>
    <style:style style:name="T11" style:family="text">
      <style:text-properties fo:font-weight="bold" officeooo:rsid="001ed66f" style:font-weight-asian="bold" style:font-name-complex="Arial" style:font-weight-complex="bold"/>
    </style:style>
    <style:style style:name="T12" style:family="text">
      <style:text-properties style:font-name="liberation serif" fo:font-weight="bold" style:font-weight-asian="bold" style:font-name-complex="Arial" style:font-weight-complex="bold"/>
    </style:style>
    <style:style style:name="T13" style:family="text">
      <style:text-properties style:font-name="liberation serif" fo:font-weight="bold" officeooo:rsid="001d373f" style:font-weight-asian="bold" style:font-name-complex="Arial" style:font-weight-complex="bold"/>
    </style:style>
    <style:style style:name="T14" style:family="text">
      <style:text-properties style:font-name="liberation serif" style:font-name-complex="Arial"/>
    </style:style>
    <style:style style:name="T15" style:family="text">
      <style:text-properties style:font-name-complex="Arial"/>
    </style:style>
    <style:style style:name="T16" style:family="text">
      <style:text-properties officeooo:rsid="001c1279" style:font-name-complex="Arial"/>
    </style:style>
    <style:style style:name="T17" style:family="text">
      <style:text-properties officeooo:rsid="001d373f" style:font-name-complex="Arial"/>
    </style:style>
    <style:style style:name="T18" style:family="text">
      <style:text-properties officeooo:rsid="001c1279"/>
    </style:style>
    <style:style style:name="T19" style:family="text">
      <style:text-properties officeooo:rsid="001cbecd"/>
    </style:style>
    <style:style style:name="T20" style:family="text">
      <style:text-properties officeooo:rsid="001d373f"/>
    </style:style>
    <style:style style:name="T21" style:family="text">
      <style:text-properties fo:font-weight="normal" officeooo:rsid="001d373f" style:font-weight-asian="normal" style:font-name-complex="Arial" style:font-weight-complex="normal"/>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changed-region xml:id="ct116306160" text:id="ct116306160">
          <text:insertion>
            <office:change-info>
              <dc:creator>Unknown Author</dc:creator>
              <dc:date>2016-09-27T11:07:00</dc:date>
            </office:change-info>
          </text:insertion>
        </text:changed-region>
        <text:changed-region xml:id="ct91606624" text:id="ct91606624">
          <text:insertion>
            <office:change-info>
              <dc:creator>Unknown Author</dc:creator>
              <dc:date>2016-09-27T09:44:00</dc:date>
            </office:change-info>
          </text:insertion>
        </text:changed-region>
        <text:changed-region xml:id="ct93232800" text:id="ct93232800">
          <text:insertion>
            <office:change-info>
              <dc:creator>Julian Raigosa</dc:creator>
              <dc:date>2016-07-18T17:55:00</dc:date>
            </office:change-info>
          </text:insertion>
        </text:changed-region>
        <text:changed-region xml:id="ct82158720" text:id="ct82158720">
          <text:deletion>
            <office:change-info>
              <dc:creator>Unknown Author</dc:creator>
              <dc:date>2016-09-27T09:45:00</dc:date>
            </office:change-info>
            <text:h text:style-name="P1" text:outline-level="2">:</text:h>
          </text:deletion>
        </text:changed-region>
        <text:changed-region xml:id="ct117825456" text:id="ct117825456">
          <text:insertion>
            <office:change-info>
              <dc:creator>Unknown Author</dc:creator>
              <dc:date>2016-09-27T09:45:00</dc:date>
            </office:change-info>
          </text:insertion>
        </text:changed-region>
        <text:changed-region xml:id="ct125669456" text:id="ct125669456">
          <text:deletion>
            <office:change-info>
              <dc:creator>Unknown Author</dc:creator>
              <dc:date>2016-09-27T09:46:00</dc:date>
            </office:change-info>
            <text:p text:style-name="P2">s</text:p>
          </text:deletion>
        </text:changed-region>
        <text:changed-region xml:id="ct126034624" text:id="ct126034624">
          <text:deletion>
            <office:change-info>
              <dc:creator>Unknown Author</dc:creator>
              <dc:date>2016-09-27T09:45:00</dc:date>
            </office:change-info>
            <text:p text:style-name="P2"><text:s/></text:p>
          </text:deletion>
        </text:changed-region>
        <text:changed-region xml:id="ct97800400" text:id="ct97800400">
          <text:insertion>
            <office:change-info>
              <dc:creator>Unknown Author</dc:creator>
              <dc:date>2016-09-27T09:46:00</dc:date>
            </office:change-info>
          </text:insertion>
        </text:changed-region>
        <text:changed-region xml:id="ct63556080" text:id="ct63556080">
          <text:insertion>
            <office:change-info>
              <dc:creator>Julian Raigosa</dc:creator>
              <dc:date>2016-07-18T17:55:00</dc:date>
            </office:change-info>
          </text:insertion>
        </text:changed-region>
        <text:changed-region xml:id="ct92659216" text:id="ct92659216">
          <text:deletion>
            <office:change-info>
              <dc:creator>Unknown Author</dc:creator>
              <dc:date>2016-09-27T09:46:00</dc:date>
            </office:change-info>
            <text:h text:style-name="P3" text:outline-level="2">:</text:h>
          </text:deletion>
        </text:changed-region>
        <text:changed-region xml:id="ct92263072" text:id="ct92263072">
          <text:insertion>
            <office:change-info>
              <dc:creator>Unknown Author</dc:creator>
              <dc:date>2016-09-27T09:46:00</dc:date>
            </office:change-info>
          </text:insertion>
        </text:changed-region>
        <text:changed-region xml:id="ct97531136" text:id="ct97531136">
          <text:deletion>
            <office:change-info>
              <dc:creator>Unknown Author</dc:creator>
              <dc:date>2016-09-27T09:46:00</dc:date>
            </office:change-info>
            <text:p text:style-name="P4"><text:s/></text:p>
          </text:deletion>
        </text:changed-region>
        <text:changed-region xml:id="ct42962304" text:id="ct42962304">
          <text:insertion>
            <office:change-info>
              <dc:creator>Julian Raigosa</dc:creator>
              <dc:date>2016-07-18T17:55:00</dc:date>
            </office:change-info>
          </text:insertion>
        </text:changed-region>
        <text:changed-region xml:id="ct96213280" text:id="ct96213280">
          <text:insertion>
            <office:change-info>
              <dc:creator>Unknown Author</dc:creator>
              <dc:date>2016-09-27T09:45:00</dc:date>
            </office:change-info>
          </text:insertion>
        </text:changed-region>
        <text:changed-region xml:id="ct64880640" text:id="ct64880640">
          <text:insertion>
            <office:change-info>
              <dc:creator>Julian Raigosa</dc:creator>
              <dc:date>2016-07-18T17:55:00</dc:date>
            </office:change-info>
          </text:insertion>
        </text:changed-region>
        <text:changed-region xml:id="ct112340480" text:id="ct112340480">
          <text:insertion>
            <office:change-info>
              <dc:creator>Unknown Author</dc:creator>
              <dc:date>2016-09-27T09:46:00</dc:date>
            </office:change-info>
          </text:insertion>
        </text:changed-region>
        <text:changed-region xml:id="ct41655520" text:id="ct41655520">
          <text:deletion>
            <office:change-info>
              <dc:creator>Unknown Author</dc:creator>
              <dc:date>2016-09-27T09:46:00</dc:date>
            </office:change-info>
            <text:p text:style-name="P5"/>
            <text:p text:style-name="P6"><text:span text:style-name="T1">Objetivo: </text:span><text:span text:style-name="T1">c</text:span></text:p>
          </text:deletion>
        </text:changed-region>
        <text:changed-region xml:id="ct98938928" text:id="ct98938928">
          <text:insertion>
            <office:change-info>
              <dc:creator>Unknown Author</dc:creator>
              <dc:date>2016-09-27T09:46:00</dc:date>
            </office:change-info>
          </text:insertion>
        </text:changed-region>
        <text:changed-region xml:id="ct82617024" text:id="ct82617024">
          <text:insertion>
            <office:change-info>
              <dc:creator>Julian Raigosa</dc:creator>
              <dc:date>2016-07-18T17:55:00</dc:date>
            </office:change-info>
          </text:insertion>
        </text:changed-region>
        <text:changed-region xml:id="ct44500976" text:id="ct44500976">
          <text:insertion>
            <office:change-info>
              <dc:creator>Unknown Author</dc:creator>
              <dc:date>2016-09-27T09:47:00</dc:date>
            </office:change-info>
          </text:insertion>
        </text:changed-region>
        <text:changed-region xml:id="ct84005456" text:id="ct84005456">
          <text:insertion>
            <office:change-info>
              <dc:creator>Julian Raigosa</dc:creator>
              <dc:date>2016-07-18T17:55:00</dc:date>
            </office:change-info>
          </text:insertion>
        </text:changed-region>
        <text:changed-region xml:id="ct92577504" text:id="ct92577504">
          <text:insertion>
            <office:change-info>
              <dc:creator>Unknown Author</dc:creator>
              <dc:date>2016-09-27T09:51:00</dc:date>
            </office:change-info>
          </text:insertion>
        </text:changed-region>
        <text:changed-region xml:id="ct92577728" text:id="ct92577728">
          <text:insertion>
            <office:change-info>
              <dc:creator>Unknown Author</dc:creator>
              <dc:date>2016-09-27T10:03:00</dc:date>
            </office:change-info>
          </text:insertion>
        </text:changed-region>
        <text:changed-region xml:id="ct84807648" text:id="ct84807648">
          <text:insertion>
            <office:change-info>
              <dc:creator>Unknown Author</dc:creator>
              <dc:date>2016-09-27T10:04:00</dc:date>
            </office:change-info>
          </text:insertion>
        </text:changed-region>
        <text:changed-region xml:id="ct84808256" text:id="ct84808256">
          <text:insertion>
            <office:change-info>
              <dc:creator>Unknown Author</dc:creator>
              <dc:date>2016-09-27T10:05:00</dc:date>
            </office:change-info>
          </text:insertion>
        </text:changed-region>
        <text:changed-region xml:id="ct84808480" text:id="ct84808480">
          <text:insertion>
            <office:change-info>
              <dc:creator>Unknown Author</dc:creator>
              <dc:date>2016-09-27T10:06:00</dc:date>
            </office:change-info>
          </text:insertion>
        </text:changed-region>
        <text:changed-region xml:id="ct84808704" text:id="ct84808704">
          <text:insertion>
            <office:change-info>
              <dc:creator>Unknown Author</dc:creator>
              <dc:date>2016-09-27T10:59:00</dc:date>
            </office:change-info>
          </text:insertion>
        </text:changed-region>
        <text:changed-region xml:id="ct85376176" text:id="ct85376176">
          <text:insertion>
            <office:change-info>
              <dc:creator>Unknown Author</dc:creator>
              <dc:date>2016-09-27T10:07:00</dc:date>
            </office:change-info>
          </text:insertion>
        </text:changed-region>
        <text:changed-region xml:id="ct83959968" text:id="ct83959968">
          <text:insertion>
            <office:change-info>
              <dc:creator>Unknown Author</dc:creator>
              <dc:date>2016-09-27T09:49:00</dc:date>
            </office:change-info>
          </text:insertion>
        </text:changed-region>
        <text:changed-region xml:id="ct116390432" text:id="ct116390432">
          <text:insertion>
            <office:change-info>
              <dc:creator>Julian Raigosa</dc:creator>
              <dc:date>2016-07-18T17:55:00</dc:date>
            </office:change-info>
          </text:insertion>
        </text:changed-region>
        <text:changed-region xml:id="ct116390656" text:id="ct116390656">
          <text:deletion>
            <office:change-info>
              <dc:creator>Unknown Author</dc:creator>
              <dc:date>2016-09-27T11:01:00</dc:date>
            </office:change-info>
            <text:h text:style-name="P7" text:outline-level="1">:</text:h>
          </text:deletion>
        </text:changed-region>
        <text:changed-region xml:id="ct92658736" text:id="ct92658736">
          <text:insertion>
            <office:change-info>
              <dc:creator>Unknown Author</dc:creator>
              <dc:date>2016-09-27T11:01:00</dc:date>
            </office:change-info>
          </text:insertion>
        </text:changed-region>
        <text:changed-region xml:id="ct85882480" text:id="ct85882480">
          <text:deletion>
            <office:change-info>
              <dc:creator>Unknown Author</dc:creator>
              <dc:date>2016-09-27T11:01:00</dc:date>
            </office:change-info>
            <text:p text:style-name="P8"><text:s/>e</text:p>
          </text:deletion>
        </text:changed-region>
        <text:changed-region xml:id="ct85883312" text:id="ct85883312">
          <text:insertion>
            <office:change-info>
              <dc:creator>Unknown Author</dc:creator>
              <dc:date>2016-09-27T11:01:00</dc:date>
            </office:change-info>
          </text:insertion>
        </text:changed-region>
        <text:changed-region xml:id="ct116389616" text:id="ct116389616">
          <text:insertion>
            <office:change-info>
              <dc:creator>Julian Raigosa</dc:creator>
              <dc:date>2016-07-18T17:55:00</dc:date>
            </office:change-info>
          </text:insertion>
        </text:changed-region>
        <text:changed-region xml:id="ct92092704" text:id="ct92092704">
          <text:insertion>
            <office:change-info>
              <dc:creator>Unknown Author</dc:creator>
              <dc:date>2016-09-27T11:01:00</dc:date>
            </office:change-info>
          </text:insertion>
        </text:changed-region>
        <text:changed-region xml:id="ct85394032" text:id="ct85394032">
          <text:insertion>
            <office:change-info>
              <dc:creator>Julian Raigosa</dc:creator>
              <dc:date>2016-07-18T17:55:00</dc:date>
            </office:change-info>
          </text:insertion>
        </text:changed-region>
        <text:changed-region xml:id="ct81892128" text:id="ct81892128">
          <text:deletion>
            <office:change-info>
              <dc:creator>Unknown Author</dc:creator>
              <dc:date>2016-09-27T11:02:00</dc:date>
            </office:change-info>
            <text:h text:style-name="P9" text:outline-level="1">: </text:h>
          </text:deletion>
        </text:changed-region>
        <text:changed-region xml:id="ct94635664" text:id="ct94635664">
          <text:insertion>
            <office:change-info>
              <dc:creator>Unknown Author</dc:creator>
              <dc:date>2016-09-27T15:44:00</dc:date>
            </office:change-info>
          </text:insertion>
        </text:changed-region>
        <text:changed-region xml:id="ct85175184" text:id="ct85175184">
          <text:insertion>
            <office:change-info>
              <dc:creator>Unknown Author</dc:creator>
              <dc:date>2016-09-27T11:02:00</dc:date>
            </office:change-info>
          </text:insertion>
        </text:changed-region>
        <text:changed-region xml:id="ct113575872" text:id="ct113575872">
          <text:insertion>
            <office:change-info>
              <dc:creator>Julian Raigosa</dc:creator>
              <dc:date>2016-07-18T17:55:00</dc:date>
            </office:change-info>
          </text:insertion>
        </text:changed-region>
        <text:changed-region xml:id="ct85395040" text:id="ct85395040">
          <text:insertion>
            <office:change-info>
              <dc:creator>Unknown Author</dc:creator>
              <dc:date>2016-09-27T11:02:00</dc:date>
            </office:change-info>
          </text:insertion>
        </text:changed-region>
        <text:changed-region xml:id="ct35565392" text:id="ct35565392">
          <text:deletion>
            <office:change-info>
              <dc:creator>Unknown Author</dc:creator>
              <dc:date>2016-09-27T11:02:00</dc:date>
            </office:change-info>
            <text:h text:style-name="P9" text:outline-level="1"/>
            <text:h text:style-name="P10" text:outline-level="1"/>
          </text:deletion>
        </text:changed-region>
        <text:changed-region xml:id="ct113383792" text:id="ct113383792">
          <text:insertion>
            <office:change-info>
              <dc:creator>Julian Raigosa</dc:creator>
              <dc:date>2016-07-18T17:55:00</dc:date>
            </office:change-info>
          </text:insertion>
        </text:changed-region>
        <text:changed-region xml:id="ct85366784" text:id="ct85366784">
          <text:insertion>
            <office:change-info>
              <dc:creator>Unknown Author</dc:creator>
              <dc:date>2016-09-27T11:02:00</dc:date>
            </office:change-info>
          </text:insertion>
        </text:changed-region>
        <text:changed-region xml:id="ct113382912" text:id="ct113382912">
          <text:deletion>
            <office:change-info>
              <dc:creator>Unknown Author</dc:creator>
              <dc:date>2016-09-27T11:02:00</dc:date>
            </office:change-info>
            <text:p text:style-name="P8">: </text:p>
          </text:deletion>
        </text:changed-region>
        <text:changed-region xml:id="ct35470544" text:id="ct35470544">
          <text:insertion>
            <office:change-info>
              <dc:creator>Julian Raigosa</dc:creator>
              <dc:date>2016-07-18T17:55:00</dc:date>
            </office:change-info>
          </text:insertion>
        </text:changed-region>
        <text:changed-region xml:id="ct81892496" text:id="ct81892496">
          <text:insertion>
            <office:change-info>
              <dc:creator>Unknown Author</dc:creator>
              <dc:date>2016-09-27T11:02:00</dc:date>
            </office:change-info>
          </text:insertion>
        </text:changed-region>
        <text:changed-region xml:id="ct85324000" text:id="ct85324000">
          <text:deletion>
            <office:change-info>
              <dc:creator>Unknown Author</dc:creator>
              <dc:date>2016-09-27T11:02:00</dc:date>
            </office:change-info>
            <text:p text:style-name="Text_20_body"><text:span text:style-name="T2">: </text:span><text:span text:style-name="T2">e</text:span></text:p>
          </text:deletion>
        </text:changed-region>
        <text:changed-region xml:id="ct116351200" text:id="ct116351200">
          <text:insertion>
            <office:change-info>
              <dc:creator>Unknown Author</dc:creator>
              <dc:date>2016-09-27T11:02:00</dc:date>
            </office:change-info>
          </text:insertion>
        </text:changed-region>
        <text:changed-region xml:id="ct30972704" text:id="ct30972704">
          <text:insertion>
            <office:change-info>
              <dc:creator>Julian Raigosa</dc:creator>
              <dc:date>2016-07-18T17:55:00</dc:date>
            </office:change-info>
          </text:insertion>
        </text:changed-region>
        <text:changed-region xml:id="ct30973024" text:id="ct30973024">
          <text:deletion>
            <office:change-info>
              <dc:creator>Unknown Author</dc:creator>
              <dc:date>2016-09-27T11:03:00</dc:date>
            </office:change-info>
            <text:h text:style-name="P11" text:outline-level="2">e</text:h>
          </text:deletion>
        </text:changed-region>
        <text:changed-region xml:id="ct82672992" text:id="ct82672992">
          <text:insertion>
            <office:change-info>
              <dc:creator>Unknown Author</dc:creator>
              <dc:date>2016-09-27T11:03:00</dc:date>
            </office:change-info>
          </text:insertion>
        </text:changed-region>
        <text:changed-region xml:id="ct86047680" text:id="ct86047680">
          <text:deletion>
            <office:change-info>
              <dc:creator>Unknown Author</dc:creator>
              <dc:date>2016-09-27T11:03:00</dc:date>
            </office:change-info>
            <text:h text:style-name="Heading_20_2" text:outline-level="2"><text:span text:style-name="T3">:</text:span><text:span text:style-name="T3"> </text:span></text:h>
          </text:deletion>
        </text:changed-region>
        <text:changed-region xml:id="ct131433440" text:id="ct131433440">
          <text:insertion>
            <office:change-info>
              <dc:creator>Unknown Author</dc:creator>
              <dc:date>2016-09-27T11:03:00</dc:date>
            </office:change-info>
          </text:insertion>
        </text:changed-region>
        <text:changed-region xml:id="ct91714048" text:id="ct91714048">
          <text:deletion>
            <office:change-info>
              <dc:creator>Unknown Author</dc:creator>
              <dc:date>2016-09-27T11:03:00</dc:date>
            </office:change-info>
            <text:p text:style-name="P12">s</text:p>
          </text:deletion>
        </text:changed-region>
        <text:changed-region xml:id="ct82672208" text:id="ct82672208">
          <text:insertion>
            <office:change-info>
              <dc:creator>Julian Raigosa</dc:creator>
              <dc:date>2016-07-18T17:55:00</dc:date>
            </office:change-info>
          </text:insertion>
        </text:changed-region>
        <text:changed-region xml:id="ct131433664" text:id="ct131433664">
          <text:insertion>
            <office:change-info>
              <dc:creator>Unknown Author</dc:creator>
              <dc:date>2016-09-27T11:03:00</dc:date>
            </office:change-info>
          </text:insertion>
        </text:changed-region>
        <text:changed-region xml:id="ct86047904" text:id="ct86047904">
          <text:deletion>
            <office:change-info>
              <dc:creator>Unknown Author</dc:creator>
              <dc:date>2016-09-27T11:03:00</dc:date>
            </office:change-info>
            <text:p text:style-name="Text_20_body"><text:span text:style-name="T2">: </text:span><text:span text:style-name="T2">d</text:span></text:p>
          </text:deletion>
        </text:changed-region>
        <text:changed-region xml:id="ct112810992" text:id="ct112810992">
          <text:insertion>
            <office:change-info>
              <dc:creator>Unknown Author</dc:creator>
              <dc:date>2016-09-27T11:04:00</dc:date>
            </office:change-info>
          </text:insertion>
        </text:changed-region>
        <text:changed-region xml:id="ct112811216" text:id="ct112811216">
          <text:insertion>
            <office:change-info>
              <dc:creator>Unknown Author</dc:creator>
              <dc:date>2016-09-27T11:03:00</dc:date>
            </office:change-info>
          </text:insertion>
        </text:changed-region>
        <text:changed-region xml:id="ct112811440" text:id="ct112811440">
          <text:insertion>
            <office:change-info>
              <dc:creator>Julian Raigosa</dc:creator>
              <dc:date>2016-07-18T17:55:00</dc:date>
            </office:change-info>
          </text:insertion>
        </text:changed-region>
        <text:changed-region xml:id="ct85880608" text:id="ct85880608">
          <text:insertion>
            <office:change-info>
              <dc:creator>Unknown Author</dc:creator>
              <dc:date>2016-09-27T11:04:00</dc:date>
            </office:change-info>
          </text:insertion>
        </text:changed-region>
        <text:changed-region xml:id="ct125765088" text:id="ct125765088">
          <text:insertion>
            <office:change-info>
              <dc:creator>Julian Raigosa</dc:creator>
              <dc:date>2016-07-18T17:55:00</dc:date>
            </office:change-info>
          </text:insertion>
        </text:changed-region>
        <text:changed-region xml:id="ct94233408" text:id="ct94233408">
          <text:insertion>
            <office:change-info>
              <dc:creator>Unknown Author</dc:creator>
              <dc:date>2016-09-27T11:04:00</dc:date>
            </office:change-info>
          </text:insertion>
        </text:changed-region>
        <text:changed-region xml:id="ct38648240" text:id="ct38648240">
          <text:insertion>
            <office:change-info>
              <dc:creator>Julian Raigosa</dc:creator>
              <dc:date>2016-07-18T17:55:00</dc:date>
            </office:change-info>
          </text:insertion>
        </text:changed-region>
        <text:changed-region xml:id="ct85881440" text:id="ct85881440">
          <text:insertion>
            <office:change-info>
              <dc:creator>Unknown Author</dc:creator>
              <dc:date>2016-09-27T11:04:00</dc:date>
            </office:change-info>
          </text:insertion>
        </text:changed-region>
        <text:changed-region xml:id="ct91558640" text:id="ct91558640">
          <text:insertion>
            <office:change-info>
              <dc:creator>Julian Raigosa</dc:creator>
              <dc:date>2016-07-18T17:55:00</dc:date>
            </office:change-info>
          </text:insertion>
        </text:changed-region>
        <text:changed-region xml:id="ct86381264" text:id="ct86381264">
          <text:insertion>
            <office:change-info>
              <dc:creator>Unknown Author</dc:creator>
              <dc:date>2016-09-27T11:04:00</dc:date>
            </office:change-info>
          </text:insertion>
        </text:changed-region>
        <text:changed-region xml:id="ct94233728" text:id="ct94233728">
          <text:insertion>
            <office:change-info>
              <dc:creator>Julian Raigosa</dc:creator>
              <dc:date>2016-07-18T17:55:00</dc:date>
            </office:change-info>
          </text:insertion>
        </text:changed-region>
        <text:changed-region xml:id="ct38648464" text:id="ct38648464">
          <text:insertion>
            <office:change-info>
              <dc:creator>Unknown Author</dc:creator>
              <dc:date>2016-09-27T11:04:00</dc:date>
            </office:change-info>
          </text:insertion>
        </text:changed-region>
        <text:changed-region xml:id="ct125764256" text:id="ct125764256">
          <text:deletion>
            <office:change-info>
              <dc:creator>Unknown Author</dc:creator>
              <dc:date>2016-09-27T11:04:00</dc:date>
            </office:change-info>
            <text:p text:style-name="Text_20_body"><text:span text:style-name="T2">: </text:span><text:span text:style-name="T2">u</text:span></text:p>
          </text:deletion>
        </text:changed-region>
        <text:changed-region xml:id="ct42505776" text:id="ct42505776">
          <text:insertion>
            <office:change-info>
              <dc:creator>Unknown Author</dc:creator>
              <dc:date>2016-09-27T11:04:00</dc:date>
            </office:change-info>
          </text:insertion>
        </text:changed-region>
        <text:changed-region xml:id="ct85880992" text:id="ct85880992">
          <text:insertion>
            <office:change-info>
              <dc:creator>Julian Raigosa</dc:creator>
              <dc:date>2016-07-18T17:55:00</dc:date>
            </office:change-info>
          </text:insertion>
        </text:changed-region>
        <text:changed-region xml:id="ct85882928" text:id="ct85882928">
          <text:insertion>
            <office:change-info>
              <dc:creator>Unknown Author</dc:creator>
              <dc:date>2016-09-27T11:04:00</dc:date>
            </office:change-info>
          </text:insertion>
        </text:changed-region>
        <text:changed-region xml:id="ct85882704" text:id="ct85882704">
          <text:insertion>
            <office:change-info>
              <dc:creator>Julian Raigosa</dc:creator>
              <dc:date>2016-07-18T17:55:00</dc:date>
            </office:change-info>
          </text:insertion>
        </text:changed-region>
        <text:changed-region xml:id="ct92163232" text:id="ct92163232">
          <text:insertion>
            <office:change-info>
              <dc:creator>Unknown Author</dc:creator>
              <dc:date>2016-09-27T11:04:00</dc:date>
            </office:change-info>
          </text:insertion>
        </text:changed-region>
        <text:changed-region xml:id="ct92163456" text:id="ct92163456">
          <text:insertion>
            <office:change-info>
              <dc:creator>Julian Raigosa</dc:creator>
              <dc:date>2016-07-18T17:55:00</dc:date>
            </office:change-info>
          </text:insertion>
        </text:changed-region>
        <text:changed-region xml:id="ct124291312" text:id="ct124291312">
          <text:insertion>
            <office:change-info>
              <dc:creator>Unknown Author</dc:creator>
              <dc:date>2016-09-27T11:04:00</dc:date>
            </office:change-info>
          </text:insertion>
        </text:changed-region>
        <text:changed-region xml:id="ct44345264" text:id="ct44345264">
          <text:insertion>
            <office:change-info>
              <dc:creator>Julian Raigosa</dc:creator>
              <dc:date>2016-07-18T17:55:00</dc:date>
            </office:change-info>
          </text:insertion>
        </text:changed-region>
        <text:changed-region xml:id="ct85881216" text:id="ct85881216">
          <text:insertion>
            <office:change-info>
              <dc:creator>Unknown Author</dc:creator>
              <dc:date>2016-09-27T11:04:00</dc:date>
            </office:change-info>
          </text:insertion>
        </text:changed-region>
        <text:changed-region xml:id="ct125764640" text:id="ct125764640">
          <text:deletion>
            <office:change-info>
              <dc:creator>Unknown Author</dc:creator>
              <dc:date>2016-09-27T11:04:00</dc:date>
            </office:change-info>
            <text:p text:style-name="Text_20_body"><text:span text:style-name="T2">: </text:span><text:span text:style-name="T2">d</text:span></text:p>
          </text:deletion>
        </text:changed-region>
        <text:changed-region xml:id="ct125764864" text:id="ct125764864">
          <text:insertion>
            <office:change-info>
              <dc:creator>Unknown Author</dc:creator>
              <dc:date>2016-09-27T11:04:00</dc:date>
            </office:change-info>
          </text:insertion>
        </text:changed-region>
        <text:changed-region xml:id="ct116374064" text:id="ct116374064">
          <text:insertion>
            <office:change-info>
              <dc:creator>Julian Raigosa</dc:creator>
              <dc:date>2016-07-18T17:55:00</dc:date>
            </office:change-info>
          </text:insertion>
        </text:changed-region>
        <text:changed-region xml:id="ct116373792" text:id="ct116373792">
          <text:insertion>
            <office:change-info>
              <dc:creator>Unknown Author</dc:creator>
              <dc:date>2016-09-27T11:04:00</dc:date>
            </office:change-info>
          </text:insertion>
        </text:changed-region>
        <text:changed-region xml:id="ct44344688" text:id="ct44344688">
          <text:insertion>
            <office:change-info>
              <dc:creator>Julian Raigosa</dc:creator>
              <dc:date>2016-07-18T17:55:00</dc:date>
            </office:change-info>
          </text:insertion>
        </text:changed-region>
        <text:changed-region xml:id="ct99613488" text:id="ct99613488">
          <text:insertion>
            <office:change-info>
              <dc:creator>Unknown Author</dc:creator>
              <dc:date>2016-09-27T11:04:00</dc:date>
            </office:change-info>
          </text:insertion>
        </text:changed-region>
        <text:changed-region xml:id="ct99447728" text:id="ct99447728">
          <text:insertion>
            <office:change-info>
              <dc:creator>Julian Raigosa</dc:creator>
              <dc:date>2016-07-18T17:55:00</dc:date>
            </office:change-info>
          </text:insertion>
        </text:changed-region>
        <text:changed-region xml:id="ct63566720" text:id="ct63566720">
          <text:insertion>
            <office:change-info>
              <dc:creator>Unknown Author</dc:creator>
              <dc:date>2016-09-27T11:04:00</dc:date>
            </office:change-info>
          </text:insertion>
        </text:changed-region>
        <text:changed-region xml:id="ct96829712" text:id="ct96829712">
          <text:insertion>
            <office:change-info>
              <dc:creator>Julian Raigosa</dc:creator>
              <dc:date>2016-07-18T17:55:00</dc:date>
            </office:change-info>
          </text:insertion>
        </text:changed-region>
        <text:changed-region xml:id="ct84051392" text:id="ct84051392">
          <text:insertion>
            <office:change-info>
              <dc:creator>Unknown Author</dc:creator>
              <dc:date>2016-09-27T11:04:00</dc:date>
            </office:change-info>
          </text:insertion>
        </text:changed-region>
        <text:changed-region xml:id="ct96830224" text:id="ct96830224">
          <text:insertion>
            <office:change-info>
              <dc:creator>Julian Raigosa</dc:creator>
              <dc:date>2016-07-18T17:55:00</dc:date>
            </office:change-info>
          </text:insertion>
        </text:changed-region>
        <text:changed-region xml:id="ct131320272" text:id="ct131320272">
          <text:insertion>
            <office:change-info>
              <dc:creator>Unknown Author</dc:creator>
              <dc:date>2016-09-27T11:04:00</dc:date>
            </office:change-info>
          </text:insertion>
        </text:changed-region>
        <text:changed-region xml:id="ct91552896" text:id="ct91552896">
          <text:insertion>
            <office:change-info>
              <dc:creator>Julian Raigosa</dc:creator>
              <dc:date>2016-07-18T17:55:00</dc:date>
            </office:change-info>
          </text:insertion>
        </text:changed-region>
        <text:changed-region xml:id="ct91408048" text:id="ct91408048">
          <text:deletion>
            <office:change-info>
              <dc:creator>Unknown Author</dc:creator>
              <dc:date>2016-09-27T11:05:00</dc:date>
            </office:change-info>
            <text:h text:style-name="P11" text:outline-level="2">:</text:h>
          </text:deletion>
        </text:changed-region>
        <text:changed-region xml:id="ct91982000" text:id="ct91982000">
          <text:insertion>
            <office:change-info>
              <dc:creator>Unknown Author</dc:creator>
              <dc:date>2016-09-27T11:05:00</dc:date>
            </office:change-info>
          </text:insertion>
        </text:changed-region>
        <text:changed-region xml:id="ct91823104" text:id="ct91823104">
          <text:deletion>
            <office:change-info>
              <dc:creator>Unknown Author</dc:creator>
              <dc:date>2016-09-27T11:05:00</dc:date>
            </office:change-info>
            <text:p text:style-name="Text_20_body"><text:span text:style-name="T2"><text:s/></text:span><text:span text:style-name="T2">e</text:span></text:p>
          </text:deletion>
        </text:changed-region>
        <text:changed-region xml:id="ct91552288" text:id="ct91552288">
          <text:insertion>
            <office:change-info>
              <dc:creator>Unknown Author</dc:creator>
              <dc:date>2016-09-27T11:05:00</dc:date>
            </office:change-info>
          </text:insertion>
        </text:changed-region>
        <text:changed-region xml:id="ct116663584" text:id="ct116663584">
          <text:insertion>
            <office:change-info>
              <dc:creator>Julian Raigosa</dc:creator>
              <dc:date>2016-07-18T17:55:00</dc:date>
            </office:change-info>
          </text:insertion>
        </text:changed-region>
        <text:changed-region xml:id="ct91552592" text:id="ct91552592">
          <text:insertion>
            <office:change-info>
              <dc:creator>Unknown Author</dc:creator>
              <dc:date>2016-09-27T11:05:00</dc:date>
            </office:change-info>
          </text:insertion>
        </text:changed-region>
        <text:changed-region xml:id="ct99447296" text:id="ct99447296">
          <text:insertion>
            <office:change-info>
              <dc:creator>Julian Raigosa</dc:creator>
              <dc:date>2016-07-18T17:55:00</dc:date>
            </office:change-info>
          </text:insertion>
        </text:changed-region>
        <text:changed-region xml:id="ct63565904" text:id="ct63565904">
          <text:insertion>
            <office:change-info>
              <dc:creator>Unknown Author</dc:creator>
              <dc:date>2016-09-27T11:05:00</dc:date>
            </office:change-info>
          </text:insertion>
        </text:changed-region>
        <text:changed-region xml:id="ct137384848" text:id="ct137384848">
          <text:insertion>
            <office:change-info>
              <dc:creator>Julian Raigosa</dc:creator>
              <dc:date>2016-07-18T17:55:00</dc:date>
            </office:change-info>
          </text:insertion>
        </text:changed-region>
        <text:changed-region xml:id="ct112753408" text:id="ct112753408">
          <text:insertion>
            <office:change-info>
              <dc:creator>Unknown Author</dc:creator>
              <dc:date>2016-09-27T11:05:00</dc:date>
            </office:change-info>
          </text:insertion>
        </text:changed-region>
        <text:changed-region xml:id="ct99444528" text:id="ct99444528">
          <text:insertion>
            <office:change-info>
              <dc:creator>Julian Raigosa</dc:creator>
              <dc:date>2016-07-18T17:55:00</dc:date>
            </office:change-info>
          </text:insertion>
        </text:changed-region>
        <text:changed-region xml:id="ct124980464" text:id="ct124980464">
          <text:insertion>
            <office:change-info>
              <dc:creator>Unknown Author</dc:creator>
              <dc:date>2016-09-27T11:05:00</dc:date>
            </office:change-info>
          </text:insertion>
        </text:changed-region>
        <text:changed-region xml:id="ct35526032" text:id="ct35526032">
          <text:insertion>
            <office:change-info>
              <dc:creator>Julian Raigosa</dc:creator>
              <dc:date>2016-07-18T17:55:00</dc:date>
            </office:change-info>
          </text:insertion>
        </text:changed-region>
        <text:changed-region xml:id="ct112753632" text:id="ct112753632">
          <text:deletion>
            <office:change-info>
              <dc:creator>Unknown Author</dc:creator>
              <dc:date>2016-09-27T11:05:00</dc:date>
            </office:change-info>
            <text:h text:style-name="P11" text:outline-level="2">:</text:h>
          </text:deletion>
        </text:changed-region>
        <text:changed-region xml:id="ct112672512" text:id="ct112672512">
          <text:insertion>
            <office:change-info>
              <dc:creator>Unknown Author</dc:creator>
              <dc:date>2016-09-27T11:05:00</dc:date>
            </office:change-info>
          </text:insertion>
        </text:changed-region>
        <text:changed-region xml:id="ct91615872" text:id="ct91615872">
          <text:deletion>
            <office:change-info>
              <dc:creator>Unknown Author</dc:creator>
              <dc:date>2016-09-27T11:05:00</dc:date>
            </office:change-info>
            <text:p text:style-name="Text_20_body"><text:span text:style-name="T2"><text:s/></text:span><text:span text:style-name="T2">d</text:span></text:p>
          </text:deletion>
        </text:changed-region>
        <text:changed-region xml:id="ct144172384" text:id="ct144172384">
          <text:insertion>
            <office:change-info>
              <dc:creator>Unknown Author</dc:creator>
              <dc:date>2016-09-27T11:05:00</dc:date>
            </office:change-info>
          </text:insertion>
        </text:changed-region>
        <text:changed-region xml:id="ct99613712" text:id="ct99613712">
          <text:insertion>
            <office:change-info>
              <dc:creator>Julian Raigosa</dc:creator>
              <dc:date>2016-07-18T17:55:00</dc:date>
            </office:change-info>
          </text:insertion>
        </text:changed-region>
        <text:changed-region xml:id="ct84822080" text:id="ct84822080">
          <text:insertion>
            <office:change-info>
              <dc:creator>Unknown Author</dc:creator>
              <dc:date>2016-09-27T11:05:00</dc:date>
            </office:change-info>
          </text:insertion>
        </text:changed-region>
        <text:changed-region xml:id="ct92106352" text:id="ct92106352">
          <text:insertion>
            <office:change-info>
              <dc:creator>Julian Raigosa</dc:creator>
              <dc:date>2016-07-18T17:55:00</dc:date>
            </office:change-info>
          </text:insertion>
        </text:changed-region>
        <text:changed-region xml:id="ct94683760" text:id="ct94683760">
          <text:insertion>
            <office:change-info>
              <dc:creator>Unknown Author</dc:creator>
              <dc:date>2016-09-27T11:05:00</dc:date>
            </office:change-info>
          </text:insertion>
        </text:changed-region>
        <text:changed-region xml:id="ct38935600" text:id="ct38935600">
          <text:insertion>
            <office:change-info>
              <dc:creator>Julian Raigosa</dc:creator>
              <dc:date>2016-07-18T17:55:00</dc:date>
            </office:change-info>
          </text:insertion>
        </text:changed-region>
        <text:changed-region xml:id="ct137373056" text:id="ct137373056">
          <text:insertion>
            <office:change-info>
              <dc:creator>Unknown Author</dc:creator>
              <dc:date>2016-09-27T11:05:00</dc:date>
            </office:change-info>
          </text:insertion>
        </text:changed-region>
        <text:changed-region xml:id="ct96063040" text:id="ct96063040">
          <text:insertion>
            <office:change-info>
              <dc:creator>Julian Raigosa</dc:creator>
              <dc:date>2016-07-18T17:55:00</dc:date>
            </office:change-info>
          </text:insertion>
        </text:changed-region>
        <text:changed-region xml:id="ct34480672" text:id="ct34480672">
          <text:insertion>
            <office:change-info>
              <dc:creator>Unknown Author</dc:creator>
              <dc:date>2016-09-27T11:05:00</dc:date>
            </office:change-info>
          </text:insertion>
        </text:changed-region>
        <text:changed-region xml:id="ct137378112" text:id="ct137378112">
          <text:insertion>
            <office:change-info>
              <dc:creator>Unknown Author</dc:creator>
              <dc:date>2016-09-27T11:06:00</dc:date>
            </office:change-info>
          </text:insertion>
        </text:changed-region>
        <text:changed-region xml:id="ct84822656" text:id="ct84822656">
          <text:deletion>
            <office:change-info>
              <dc:creator>Unknown Author</dc:creator>
              <dc:date>2016-09-27T11:06:00</dc:date>
            </office:change-info>
            <text:p text:style-name="P8"><text:s/>l</text:p>
          </text:deletion>
        </text:changed-region>
        <text:changed-region xml:id="ct137378576" text:id="ct137378576">
          <text:deletion>
            <office:change-info>
              <dc:creator>Unknown Author</dc:creator>
              <dc:date>2016-09-27T11:05:00</dc:date>
            </office:change-info>
            <text:p text:style-name="P8">:</text:p>
          </text:deletion>
        </text:changed-region>
        <text:changed-region xml:id="ct84822880" text:id="ct84822880">
          <text:insertion>
            <office:change-info>
              <dc:creator>Unknown Author</dc:creator>
              <dc:date>2016-09-27T11:06:00</dc:date>
            </office:change-info>
          </text:insertion>
        </text:changed-region>
        <text:changed-region xml:id="ct38936016" text:id="ct38936016">
          <text:insertion>
            <office:change-info>
              <dc:creator>Julian Raigosa</dc:creator>
              <dc:date>2016-07-18T17:55:00</dc:date>
            </office:change-info>
          </text:insertion>
        </text:changed-region>
        <text:changed-region xml:id="ct38936608" text:id="ct38936608">
          <text:insertion>
            <office:change-info>
              <dc:creator>Unknown Author</dc:creator>
              <dc:date>2016-09-27T11:06:00</dc:date>
            </office:change-info>
          </text:insertion>
        </text:changed-region>
        <text:changed-region xml:id="ct92125696" text:id="ct92125696">
          <text:deletion>
            <office:change-info>
              <dc:creator>Unknown Author</dc:creator>
              <dc:date>2016-09-27T11:06:00</dc:date>
            </office:change-info>
            <text:list xml:id="list4020450021386699540" text:style-name="WWNum10">
              <text:list-item>
                <text:list>
                  <text:list-header>
                    <text:p text:style-name="P13"/>
                  </text:list-header>
                  <text:list-item>
                    <text:p text:style-name="P14"><text:s/></text:p>
                  </text:list-item>
                </text:list>
              </text:list-item>
            </text:list>
          </text:deletion>
        </text:changed-region>
        <text:changed-region xml:id="ct131319504" text:id="ct131319504">
          <text:insertion>
            <office:change-info>
              <dc:creator>Julian Raigosa</dc:creator>
              <dc:date>2016-07-18T17: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36"><text:a xlink:type="simple" xlink:href="#__RefHeading___Toc5956_1125783319" text:style-name="Index_20_Link" text:visited-style-name="Index_20_Link">1.Introducción<text:tab/>2</text:a></text:p>
          <text:p text:style-name="P37"><text:a xlink:type="simple" xlink:href="#__RefHeading___Toc5958_1125783319" text:style-name="Index_20_Link" text:visited-style-name="Index_20_Link">I.Gestor de requerimientos.<text:tab/>2</text:a></text:p>
          <text:p text:style-name="P37"><text:a xlink:type="simple" xlink:href="#__RefHeading___Toc5960_1125783319" text:style-name="Index_20_Link" text:visited-style-name="Index_20_Link">II.Código del Requerimiento.<text:tab/>2</text:a></text:p>
          <text:p text:style-name="P37"><text:a xlink:type="simple" xlink:href="#__RefHeading___Toc5962_1125783319" text:style-name="Index_20_Link" text:visited-style-name="Index_20_Link">III.Matriz de trazabilidad: Ver Documento.<text:tab/>3</text:a></text:p>
          <text:p text:style-name="P36"><text:a xlink:type="simple" xlink:href="#__RefHeading___Toc5964_1125783319" text:style-name="Index_20_Link" text:visited-style-name="Index_20_Link">2.Objetivos.<text:tab/>4</text:a></text:p>
          <text:p text:style-name="P37"><text:a xlink:type="simple" xlink:href="#__RefHeading___Toc5966_1125783319" text:style-name="Index_20_Link" text:visited-style-name="Index_20_Link">I.General<text:tab/>4</text:a></text:p>
          <text:p text:style-name="P37"><text:a xlink:type="simple" xlink:href="#__RefHeading___Toc5968_1125783319" text:style-name="Index_20_Link" text:visited-style-name="Index_20_Link">II.Específicos<text:tab/>4</text:a></text:p>
          <text:p text:style-name="P36"><text:a xlink:type="simple" xlink:href="#__RefHeading___Toc5970_1125783319" text:style-name="Index_20_Link" text:visited-style-name="Index_20_Link">3.Alcance.<text:tab/>5</text:a></text:p>
          <text:p text:style-name="P36"><text:a xlink:type="simple" xlink:href="#__RefHeading___Toc5972_1125783319" text:style-name="Index_20_Link" text:visited-style-name="Index_20_Link">4.Políticas.<text:tab/>6</text:a></text:p>
          <text:p text:style-name="P36"><text:a xlink:type="simple" xlink:href="#__RefHeading___Toc5974_1125783319" text:style-name="Index_20_Link" text:visited-style-name="Index_20_Link">5.Actividades.<text:tab/>7</text:a></text:p>
          <text:p text:style-name="P37"><text:a xlink:type="simple" xlink:href="#__RefHeading___Toc5976_1125783319" text:style-name="Index_20_Link" text:visited-style-name="Index_20_Link">I.Conocer el alcance del proyecto.<text:tab/>7</text:a></text:p>
          <text:p text:style-name="P37"><text:a xlink:type="simple" xlink:href="#__RefHeading___Toc5978_1125783319" text:style-name="Index_20_Link" text:visited-style-name="Index_20_Link">II.Planear reunión con el cliente.<text:tab/>7</text:a></text:p>
          <text:p text:style-name="P37"><text:a xlink:type="simple" xlink:href="#__RefHeading___Toc5980_1125783319" text:style-name="Index_20_Link" text:visited-style-name="Index_20_Link">III.Ejecutar reunión con el cliente.<text:tab/>8</text:a></text:p>
          <text:p text:style-name="P37"><text:a xlink:type="simple" xlink:href="#__RefHeading___Toc5982_1125783319" text:style-name="Index_20_Link" text:visited-style-name="Index_20_Link">IV.Validación de requerimientos con el Equipo de desarrollo.<text:tab/>8</text:a></text:p>
          <text:p text:style-name="P37"><text:a xlink:type="simple" xlink:href="#__RefHeading___Toc5984_1125783319" text:style-name="Index_20_Link" text:visited-style-name="Index_20_Link">V.Validación de requerimientos con el cliente.<text:tab/>9</text:a></text:p>
          <text:p text:style-name="P37"><text:a xlink:type="simple" xlink:href="#__RefHeading___Toc5986_1125783319" text:style-name="Index_20_Link" text:visited-style-name="Index_20_Link">VI.Asignación de Requerimientos.<text:tab/>9</text:a></text:p>
          <text:p text:style-name="P36"><text:a xlink:type="simple" xlink:href="#__RefHeading___Toc5988_1125783319" text:style-name="Index_20_Link" text:visited-style-name="Index_20_Link">6.Actividades Independientes<text:tab/>10</text:a></text:p>
          <text:p text:style-name="P37"><text:a xlink:type="simple" xlink:href="#__RefHeading___Toc5990_1125783319" text:style-name="Index_20_Link" text:visited-style-name="Index_20_Link">I.Gestión de Cambios.<text:tab/>10</text:a></text:p>
          <text:p text:style-name="P37"><text:a xlink:type="simple" xlink:href="#__RefHeading___Toc5992_1125783319" text:style-name="Index_20_Link" text:visited-style-name="Index_20_Link">II.Trazabilidad Bidireccional.<text:tab/>10</text:a></text:p>
        </text:index-body>
      </text:table-of-content>
      <text:h text:style-name="P71" text:outline-level="1"><text:change-start text:change-id="ct116306160"/></text:h>
      <text:h text:style-name="P76" text:outline-level="1"><text:bookmark-start text:name="__RefHeading___Toc5956_1125783319"/><text:change-end text:change-id="ct116306160"/><text:change-start text:change-id="ct91606624"/>Introducción<text:bookmark-end text:name="__RefHeading___Toc5956_1125783319"/></text:h>
      <text:p text:style-name="P25"/>
      <text:p text:style-name="P6"><text:change-end text:change-id="ct91606624"/><text:change-start text:change-id="ct93232800"/>A continuación definiremos algunos conceptos que se utilizarán dentro del documento.</text:p>
      <text:p text:style-name="P26"/>
      <text:h text:style-name="P42" text:outline-level="2"><text:bookmark-start text:name="__RefHeading___Toc5958_1125783319"/>Gestor de requerimientos<text:change-end text:change-id="ct93232800"/><text:change text:change-id="ct82158720"/><text:change-start text:change-id="ct117825456"/>.<text:bookmark-end text:name="__RefHeading___Toc5958_1125783319"/></text:h>
      <text:p text:style-name="P17"><text:change-end text:change-id="ct117825456"/><text:change text:change-id="ct125669456"/><text:change text:change-id="ct126034624"/><text:change-start text:change-id="ct97800400"/><text:span text:style-name="T5">S</text:span><text:change-end text:change-id="ct97800400"/><text:change-start text:change-id="ct63556080"/><text:span text:style-name="T4">erá la persona encargada de administrar todo el proceso de toma de requerimientos y asignación para el equipo de trabajo.</text:span></text:p>
      <text:p text:style-name="P26"/>
      <text:h text:style-name="P42" text:outline-level="2"><text:bookmark-start text:name="__RefHeading___Toc5960_1125783319"/>Código del Requerimiento<text:change-end text:change-id="ct63556080"/><text:change text:change-id="ct92659216"/><text:change-start text:change-id="ct92263072"/>.<text:bookmark-end text:name="__RefHeading___Toc5960_1125783319"/></text:h>
      <text:p text:style-name="P48"><text:change-end text:change-id="ct92263072"/><text:change text:change-id="ct97531136"/><text:change-start text:change-id="ct42962304"/>El código denota de forma resumida y categoriza cada uno de los requrimientos levantados, además serve para el análisis y para reunir el material relacionado con este, además facilita la busqueda e interpretación de los datos. </text:p>
      <text:p text:style-name="P6">El código del requerimiento se compone según la siguiente regla:</text:p>
      <text:p text:style-name="P30"/>
      <text:list xml:id="list3326082067128230068" text:style-name="WWNum11">
        <text:list-item>
          <text:p text:style-name="P55"><text:span text:style-name="T6">Primeros 3 caracteres</text:span><text:span text:style-name="T8">: denotan una abreviación del módulo o funcionalidad.</text:span></text:p>
        </text:list-item>
        <text:list-item>
          <text:p text:style-name="P55">Seguido de (F) o (N), si es funcional o no funcional.</text:p>
        </text:list-item>
        <text:list-item>
          <text:p text:style-name="P55">Seguido de (R) u (O), si es requerido u opcional.</text:p>
        </text:list-item>
        <text:list-item>
          <text:p text:style-name="P55">Finaliza con un consecutivo de acuerdo al módulo o funcionalidad.</text:p>
        </text:list-item>
      </text:list>
      <text:p text:style-name="P27"/>
      <text:p text:style-name="P6">Ejemplo:</text:p>
      <text:p text:style-name="P27"/>
      <table:table table:name="Table3" table:style-name="Table3">
        <table:table-column table:style-name="Table3.A"/>
        <table:table-column table:style-name="Table3.B"/>
        <table:table-header-rows>
          <table:table-row table:style-name="Table3.1">
            <table:table-cell table:style-name="Table3.A1" office:value-type="string">
              <text:p text:style-name="P6">Administración de Libro de cuentas</text:p>
            </table:table-cell>
            <table:table-cell table:style-name="Table3.B1" office:value-type="string">
              <text:p text:style-name="P6">El sistema debe permitir la generación, consulta, corrección y borrado de un catálogo de cuentas contables.</text:p>
            </table:table-cell>
          </table:table-row>
        </table:table-header-rows>
      </table:table>
      <text:p text:style-name="P27"><text:soft-page-break/></text:p>
      <text:p text:style-name="P6"><text:span text:style-name="T6">Código:</text:span><text:span text:style-name="T8"> ACCFR01</text:span></text:p>
      <text:list xml:id="list5263293212791882681" text:style-name="WWNum12">
        <text:list-item>
          <text:p text:style-name="P56"><text:span text:style-name="T6">ACC</text:span><text:span text:style-name="T8">: abreviacion para el modulo de contabilidad (Accountancy).</text:span></text:p>
        </text:list-item>
        <text:list-item>
          <text:p text:style-name="P56"><text:span text:style-name="T6">F</text:span><text:span text:style-name="T8">:Funcional</text:span></text:p>
        </text:list-item>
        <text:list-item>
          <text:p text:style-name="P56"><text:span text:style-name="T6">R</text:span><text:span text:style-name="T8">:Requerido</text:span></text:p>
        </text:list-item>
        <text:list-item>
          <text:p text:style-name="P56"><text:change-end text:change-id="ct42962304"/><text:change-start text:change-id="ct96213280"/><text:span text:style-name="T7">0</text:span><text:change-end text:change-id="ct96213280"/><text:change-start text:change-id="ct64880640"/><text:span text:style-name="T6">01</text:span><text:span text:style-name="T8">:Consecutivo.</text:span></text:p>
        </text:list-item>
      </text:list>
      <text:p text:style-name="P27"/>
      <text:p text:style-name="P28"/>
      <text:h text:style-name="Heading_20_2" text:outline-level="2"><text:bookmark-start text:name="__RefHeading___Toc5962_1125783319"/><text:span text:style-name="T9">Matriz de trazabilidad: </text:span><text:a xlink:type="simple" xlink:href="../../../Hospitecv3/ITMARK/Proceso%20de%20Toma%20de%20Requerimientos/Matriz%20de%20Trazabilidad.docx" text:style-name="Internet_20_link" text:visited-style-name="Visited_20_Internet_20_Link"><text:span text:style-name="Visited_20_Internet_20_Link"><text:span text:style-name="T9">Ver Documento</text:span></text:span></text:a><text:span text:style-name="T9">.</text:span><text:bookmark-end text:name="__RefHeading___Toc5962_1125783319"/></text:h>
      <text:p text:style-name="P33"><text:change-end text:change-id="ct64880640"/><text:change-start text:change-id="ct112340480"/></text:p>
      <text:h text:style-name="P76" text:outline-level="1"><text:bookmark-start text:name="__RefHeading___Toc5964_1125783319"/>Objetivos.<text:bookmark-end text:name="__RefHeading___Toc5964_1125783319"/></text:h>
      <text:p text:style-name="P6"/>
      <text:h text:style-name="P42" text:outline-level="2"><text:bookmark-start text:name="__RefHeading___Toc5966_1125783319"/>General<text:bookmark-end text:name="__RefHeading___Toc5966_1125783319"/></text:h>
      <text:p text:style-name="P54"/>
      <text:p text:style-name="P6"><text:change-end text:change-id="ct112340480"/><text:change text:change-id="ct41655520"/><text:change-start text:change-id="ct98938928"/><text:span text:style-name="T16">C</text:span><text:change-end text:change-id="ct98938928"/><text:change-start text:change-id="ct82617024"/><text:span text:style-name="T15">onocer los requerimientos técnicos y el alcance de estos, teniendo en cuenta las clausulas pactadas en el contrato.</text:span><text:change-end text:change-id="ct82617024"/><text:change-start text:change-id="ct44500976"/></text:p>
      <text:p text:style-name="P52"/>
      <text:h text:style-name="P42" text:outline-level="2"><text:bookmark-start text:name="__RefHeading___Toc5968_1125783319"/>Espec<text:span text:style-name="T18">í</text:span>ficos<text:bookmark-end text:name="__RefHeading___Toc5968_1125783319"/><text:change-end text:change-id="ct44500976"/><text:change-start text:change-id="ct84005456"/></text:h>
      <text:p text:style-name="P33"><text:change-end text:change-id="ct84005456"/><text:change-start text:change-id="ct92577504"/></text:p>
      <text:list xml:id="list8035118635830507398" text:style-name="L1">
        <text:list-item>
          <text:p text:style-name="P58"><text:change-end text:change-id="ct92577504"/><text:change-start text:change-id="ct92577728"/>Identificar las necesidades generales y especific<text:change-end text:change-id="ct92577728"/><text:change-start text:change-id="ct84807648"/>as para tener un panorama del producto objetivo.</text:p>
        </text:list-item>
        <text:list-item>
          <text:p text:style-name="P58">Establecer cuales de las necesidades <text:span text:style-name="T19">que plantea el cliente </text:span>son opcionales y cuales obligatorios.</text:p>
        </text:list-item>
        <text:list-item>
          <text:p text:style-name="P59">Establecer cuales de las necesidades <text:span text:style-name="T19">que plantea el cliente </text:span>son <text:span text:style-name="T20">funcionales </text:span>y cuales <text:span text:style-name="T20">no funcionales</text:span>.</text:p>
        </text:list-item>
        <text:list-item>
          <text:p text:style-name="P58"><text:change-end text:change-id="ct84807648"/><text:change-start text:change-id="ct84808256"/>Organizar, establecer y entender las necesidades del cliente<text:change-end text:change-id="ct84808256"/><text:change-start text:change-id="ct84808480"/>, de forma que los involucrados esten de acuerdo con todos los requerimientos <text:change-end text:change-id="ct84808480"/><text:change-start text:change-id="ct84808704"/><text:span text:style-name="T20">a desarrollar</text:span><text:change-end text:change-id="ct84808704"/><text:change-start text:change-id="ct85376176"/>.</text:p>
          <text:p text:style-name="P38"><text:change-end text:change-id="ct85376176"/><text:change-start text:change-id="ct83959968"/></text:p>
        </text:list-item>
      </text:list>
      <text:p text:style-name="P22"><text:change-end text:change-id="ct83959968"/><text:change-start text:change-id="ct116390432"/></text:p>
      <text:h text:style-name="Heading_20_1" text:outline-level="1"><text:bookmark-start text:name="__RefHeading___Toc5970_1125783319"/>Alcance<text:change-end text:change-id="ct116390432"/><text:change text:change-id="ct116390656"/><text:change-start text:change-id="ct92658736"/>.<text:bookmark-end text:name="__RefHeading___Toc5970_1125783319"/></text:h>
      <text:p text:style-name="P39"/>
      <text:p text:style-name="Text_20_body"><text:change-end text:change-id="ct92658736"/><text:change text:change-id="ct85882480"/><text:change-start text:change-id="ct85883312"/><text:span text:style-name="T21">E</text:span><text:change-end text:change-id="ct85883312"/><text:change-start text:change-id="ct116389616"/><text:span text:style-name="T15">l alcance se define según el proyecto, si es necesario tenerlo en cuenta ya que en proyectos pequeños (P) el alcance es muy limitado y </text:span><text:span text:style-name="T1">DEBE</text:span><text:span text:style-name="T15"> estar definida previamente para todos. Para proyectos medianos (M) y grandes (G) se debe definir el alcance de acuerdo al contrato.</text:span></text:p>
      <text:p text:style-name="P33"/>
      <text:h text:style-name="P73" text:outline-level="1"><text:change-end text:change-id="ct116389616"/><text:change-start text:change-id="ct92092704"/></text:h>
      <text:h text:style-name="P74" text:outline-level="1"><text:bookmark-start text:name="__RefHeading___Toc5972_1125783319"/><text:change-end text:change-id="ct92092704"/><text:change-start text:change-id="ct85394032"/><text:span text:style-name="T1">Política</text:span><text:change-end text:change-id="ct85394032"/><text:change text:change-id="ct81892128"/><text:change-start text:change-id="ct94635664"/><text:span text:style-name="T11">s</text:span><text:change-end text:change-id="ct94635664"/><text:change-start text:change-id="ct85175184"/><text:span text:style-name="T1">.</text:span><text:bookmark-end text:name="__RefHeading___Toc5972_1125783319"/></text:h>
      <text:p text:style-name="P60"><text:change-end text:change-id="ct85175184"/><text:change-start text:change-id="ct113575872"/></text:p>
      <text:list xml:id="list7928404959039076073" text:style-name="WWNum1">
        <text:list-item>
          <text:list>
            <text:list-item>
              <text:p text:style-name="P61">Se define el proceso de toma y registro de requerimientos como un modelo integral de la metodología de desarrollo promovida por la compañia, haciendo este proceso de obligatorio cumplimiento en todas las actividades descritas en el presente documento para todos y cada uno de los proyectos que entable la empresa. </text:p>
            </text:list-item>
          </text:list>
        </text:list-item>
      </text:list>
      <text:p text:style-name="P29"/>
      <text:list xml:id="list154435614459912" text:continue-numbering="true" text:style-name="WWNum1">
        <text:list-item>
          <text:list>
            <text:list-item>
              <text:p text:style-name="P61">Despues de entregado el proyecto todo cambio solicitado o nueva funcionalidad pedida por el cliente será tomado como un nuevo requerimiento y deberá ser evaluada su viabilidad de acuerdo al impacto sobre el sistema, si conlleva un valor monetario por parte del cliente y el tiempo de desarrollo.</text:p>
            </text:list-item>
          </text:list>
        </text:list-item>
      </text:list>
      <text:p text:style-name="P23"/>
      <text:list xml:id="list154434690965806" text:continue-numbering="true" text:style-name="WWNum1">
        <text:list-item>
          <text:list>
            <text:list-item>
              <text:p text:style-name="P61">Se debe definir un responsabl<text:bookmark text:name="_GoBack"/>e del proyecto por parte del cliente que represente y autorice los requerimientos establecidos en las actas.</text:p>
            </text:list-item>
          </text:list>
        </text:list-item>
      </text:list>
      <text:p text:style-name="P33"><text:change-end text:change-id="ct113575872"/><text:change-start text:change-id="ct85395040"/></text:p>
      <text:h text:style-name="P74" text:outline-level="1"><text:bookmark-start text:name="__RefHeading___Toc5974_1125783319"/><text:change-end text:change-id="ct85395040"/><text:change text:change-id="ct35565392"/><text:change-start text:change-id="ct113383792"/>Actividades<text:change-end text:change-id="ct113383792"/><text:change-start text:change-id="ct85366784"/>.<text:bookmark-end text:name="__RefHeading___Toc5974_1125783319"/></text:h>
      <text:p text:style-name="P40"/>
      <text:p text:style-name="Text_20_body"><text:change-end text:change-id="ct85366784"/><text:change text:change-id="ct113382912"/><text:change-start text:change-id="ct35470544"/>Todas las actividades deben tener un responsable y un entregable, a continuación definimos el proceso de toma de requerimientos con las actividades específicas a cumplir:</text:p>
      <text:p text:style-name="P25"><text:tab/></text:p>
      <text:p text:style-name="P26"/>
      <text:h text:style-name="Heading_20_2" text:outline-level="2"><text:bookmark-start text:name="__RefHeading___Toc5976_1125783319"/>Conocer el alcance del proyecto<text:change-end text:change-id="ct35470544"/><text:change-start text:change-id="ct81892496"/>.<text:bookmark-end text:name="__RefHeading___Toc5976_1125783319"/></text:h>
      <text:list xml:id="list154434952578075" text:continue-list="list4020450021386699540" text:style-name="WWNum10">
        <text:list-header>
          <text:p text:style-name="P57"><text:change-end text:change-id="ct81892496"/><text:change text:change-id="ct85324000"/><text:change-start text:change-id="ct116351200"/><text:span text:style-name="T17">E</text:span><text:change-end text:change-id="ct116351200"/><text:change-start text:change-id="ct30972704"/><text:span text:style-name="T15">sta tarea define en un resumen los modulo contratados por el cliente de forma general, qué va a contener su producto una vez esté completado. Para ello el gestor de requerimientos debe revisar el contrato y de allí verificar que fue lo que se acordó con el cliente.</text:span></text:p>
        </text:list-header>
      </text:list>
      <text:p text:style-name="P34"/>
      <text:list xml:id="list6844723165943701003" text:style-name="WWNum2">
        <text:list-item>
          <text:p text:style-name="P62"><text:span text:style-name="T1">Responsable</text:span><text:span text:style-name="T15">: Gestor de Requerimientos.</text:span></text:p>
        </text:list-item>
        <text:list-item>
          <text:p text:style-name="P62"><text:span text:style-name="T1">Producto de Trabajo de Entrada</text:span><text:span text:style-name="T15">: Contrato</text:span></text:p>
        </text:list-item>
        <text:list-item>
          <text:p text:style-name="P62"><text:span text:style-name="T1">Producto de Trabajo de Salida</text:span><text:span text:style-name="T15">: Resumen del Alcance.</text:span></text:p>
        </text:list-item>
      </text:list>
      <text:p text:style-name="P34"/>
      <text:h text:style-name="Heading_20_2" text:outline-level="2"><text:bookmark-start text:name="__RefHeading___Toc5978_1125783319"/><text:span text:style-name="T2">Planear reunión con el client</text:span><text:change-end text:change-id="ct30972704"/><text:change text:change-id="ct30973024"/><text:change-start text:change-id="ct82672992"/><text:span text:style-name="T3">e.</text:span><text:change-end text:change-id="ct82672992"/><text:change text:change-id="ct86047680"/><text:change-start text:change-id="ct131433440"/><text:span text:style-name="T3"><text:tab/></text:span><text:bookmark-end text:name="__RefHeading___Toc5978_1125783319"/></text:h>
      <text:p text:style-name="Text_20_body"><text:span text:style-name="T3"><text:tab/></text:span><text:span text:style-name="T21">S</text:span><text:change-end text:change-id="ct131433440"/><text:change text:change-id="ct91714048"/><text:change-start text:change-id="ct82672208"/><text:span text:style-name="T15">e acuerda con el cliente la fecha y hora de la reunión para la toma de requerimientos técnicos.</text:span></text:p>
      <text:p text:style-name="P34"/>
      <text:list xml:id="list8066251958833907213" text:style-name="WWNum3">
        <text:list-item>
          <text:p text:style-name="P63"><text:span text:style-name="T1">Responsable: </text:span><text:span text:style-name="T15">Gestor de Requerimientos.</text:span></text:p>
        </text:list-item>
        <text:list-item>
          <text:p text:style-name="P63"><text:span text:style-name="T1">Producto de Trabajo de Entrada</text:span><text:span text:style-name="T15">: N/A</text:span></text:p>
        </text:list-item>
        <text:list-item>
          <text:p text:style-name="P63"><text:span text:style-name="T1">Producto de Trabajo de Salida</text:span><text:span text:style-name="T15">: N/A</text:span></text:p>
        </text:list-item>
      </text:list>
      <text:p text:style-name="P34"/>
      <text:h text:style-name="Heading_20_2" text:outline-level="2"><text:bookmark-start text:name="__RefHeading___Toc5980_1125783319"/><text:soft-page-break/>Ejecutar reunión con el cliente<text:change-end text:change-id="ct82672208"/><text:change-start text:change-id="ct131433664"/>.<text:bookmark-end text:name="__RefHeading___Toc5980_1125783319"/></text:h>
      <text:p text:style-name="Text_20_body"><text:change-end text:change-id="ct131433664"/><text:change text:change-id="ct86047904"/><text:change-start text:change-id="ct112810992"/><text:span text:style-name="T17"><text:tab/></text:span><text:change-end text:change-id="ct112810992"/><text:change-start text:change-id="ct112811216"/><text:span text:style-name="T17">D</text:span><text:change-end text:change-id="ct112811216"/><text:change-start text:change-id="ct112811440"/><text:span text:style-name="T15">espués de la planeación de la reunión el gestor de requerimientos debe reunirse con el </text:span><text:change-end text:change-id="ct112811440"/><text:change-start text:change-id="ct85880608"/><text:span text:style-name="T15"><text:tab/></text:span><text:change-end text:change-id="ct85880608"/><text:change-start text:change-id="ct125765088"/><text:span text:style-name="T15">encargado del proyecto por parte del cliente y los usuarios del sistema para así tomar los </text:span><text:change-end text:change-id="ct125765088"/><text:change-start text:change-id="ct94233408"/><text:span text:style-name="T15"><text:tab/></text:span><text:change-end text:change-id="ct94233408"/><text:change-start text:change-id="ct38648240"/><text:span text:style-name="T15">requerimientos técnicos que cada uno tenga y documentarlos para un análisis posterior con el </text:span><text:change-end text:change-id="ct38648240"/><text:change-start text:change-id="ct85881440"/><text:span text:style-name="T15"><text:tab/></text:span><text:change-end text:change-id="ct85881440"/><text:change-start text:change-id="ct91558640"/><text:span text:style-name="T15">equipo de desarrollo, los requerimientos que se tomen deben estar limitados por el alcance </text:span><text:change-end text:change-id="ct91558640"/><text:change-start text:change-id="ct86381264"/><text:span text:style-name="T15"><text:tab/></text:span><text:change-end text:change-id="ct86381264"/><text:change-start text:change-id="ct94233728"/><text:span text:style-name="T15">establecido en la tarea #1.</text:span></text:p>
      <text:p text:style-name="P24"/>
      <text:list xml:id="list282759427756871646" text:style-name="WWNum4">
        <text:list-item>
          <text:p text:style-name="P64"><text:span text:style-name="T1">Responsable: </text:span><text:span text:style-name="T15">Gestor de requerimientos.</text:span></text:p>
        </text:list-item>
        <text:list-item>
          <text:p text:style-name="P64"><text:span text:style-name="T1">Producto de Trabajo de Entrada</text:span><text:span text:style-name="T15">: Resumen del alcance.</text:span></text:p>
        </text:list-item>
        <text:list-item>
          <text:p text:style-name="P64"><text:span text:style-name="T1">Producto de Trabajo de Salida: </text:span><text:span text:style-name="T15">Acta de toma de requerimientos con usuarios del sistema y acta reunión con el cliente.</text:span></text:p>
        </text:list-item>
      </text:list>
      <text:p text:style-name="P34"/>
      <text:h text:style-name="Heading_20_2" text:outline-level="2"><text:bookmark-start text:name="__RefHeading___Toc5982_1125783319"/>Validación de requerimientos con el Equipo de desarrollo<text:change-end text:change-id="ct94233728"/><text:change-start text:change-id="ct38648464"/>.<text:bookmark-end text:name="__RefHeading___Toc5982_1125783319"/></text:h>
      <text:p text:style-name="Text_20_body"><text:change-end text:change-id="ct38648464"/><text:change text:change-id="ct125764256"/><text:change-start text:change-id="ct42505776"/><text:span text:style-name="T17"><text:tab/>U</text:span><text:change-end text:change-id="ct42505776"/><text:change-start text:change-id="ct85880992"/><text:span text:style-name="T15">na vez tomados los requerimientos técnicos con el cliente, el gestor de requerimientos debe </text:span><text:change-end text:change-id="ct85880992"/><text:change-start text:change-id="ct85882928"/><text:span text:style-name="T15"><text:tab/></text:span><text:change-end text:change-id="ct85882928"/><text:change-start text:change-id="ct85882704"/><text:span text:style-name="T15">reunirse con el equipo de desarrollo o el líder del proyecto para así analizar los requisitos </text:span><text:change-end text:change-id="ct85882704"/><text:change-start text:change-id="ct92163232"/><text:span text:style-name="T15"><text:tab/></text:span><text:change-end text:change-id="ct92163232"/><text:change-start text:change-id="ct92163456"/><text:span text:style-name="T15">establecidos en la reunión, validar cuales son viables, cuáles no, cuales se debe negociar un valor </text:span><text:change-end text:change-id="ct92163456"/><text:change-start text:change-id="ct124291312"/><text:span text:style-name="T15"><text:tab/></text:span><text:change-end text:change-id="ct124291312"/><text:change-start text:change-id="ct44345264"/><text:span text:style-name="T15">extra por su desarrollo o un plazo en la entrega del mismo, etc.</text:span></text:p>
      <text:p text:style-name="P34"/>
      <text:list xml:id="list4487911800803615157" text:style-name="WWNum5">
        <text:list-item>
          <text:p text:style-name="P65"><text:span text:style-name="T1">Responsable: </text:span><text:span text:style-name="T15">Gestor de Requerimientos.</text:span></text:p>
        </text:list-item>
        <text:list-item>
          <text:p text:style-name="P65"><text:span text:style-name="T1">Producto de Trabajo de Entrada</text:span><text:span text:style-name="T15">: Acta de toma de requerimientos v1.</text:span></text:p>
        </text:list-item>
        <text:list-item>
          <text:p text:style-name="P65"><text:span text:style-name="T1">Producto de Trabajo de Salida: </text:span><text:span text:style-name="T15">Acta de toma requerimientos v2.</text:span></text:p>
        </text:list-item>
      </text:list>
      <text:p text:style-name="P31"><text:tab/></text:p>
      <text:h text:style-name="Heading_20_2" text:outline-level="2"><text:bookmark-start text:name="__RefHeading___Toc5984_1125783319"/><text:soft-page-break/>Validación de requerimientos con el cliente<text:change-end text:change-id="ct44345264"/><text:change-start text:change-id="ct85881216"/>.<text:bookmark-end text:name="__RefHeading___Toc5984_1125783319"/></text:h>
      <text:p text:style-name="Text_20_body"><text:change-end text:change-id="ct85881216"/><text:change text:change-id="ct125764640"/><text:change-start text:change-id="ct125764864"/><text:span text:style-name="T17"><text:tab/>D</text:span><text:change-end text:change-id="ct125764864"/><text:change-start text:change-id="ct116374064"/><text:span text:style-name="T15">espués de haber negociado con el equipo de trabajo los requerimientos técnicos solicitados por </text:span><text:change-end text:change-id="ct116374064"/><text:change-start text:change-id="ct116373792"/><text:span text:style-name="T15"><text:tab/></text:span><text:change-end text:change-id="ct116373792"/><text:change-start text:change-id="ct44344688"/><text:span text:style-name="T15">el cliente, se debe re validar con el cliente lo acordado con el equipo, para así dejar claro los </text:span><text:change-end text:change-id="ct44344688"/><text:change-start text:change-id="ct99613488"/><text:span text:style-name="T15"><text:tab/></text:span><text:change-end text:change-id="ct99613488"/><text:change-start text:change-id="ct99447728"/><text:span text:style-name="T15">plazos de entrega, valor extra de pago si aplica o si todo se llevará a cabo de la forma que se </text:span><text:change-end text:change-id="ct99447728"/><text:change-start text:change-id="ct63566720"/><text:span text:style-name="T15"><text:tab/></text:span><text:change-end text:change-id="ct63566720"/><text:change-start text:change-id="ct96829712"/><text:span text:style-name="T15">coordinó en principio, para así tener claro los entregables y la forma de trabajo del proyecto. Si </text:span><text:change-end text:change-id="ct96829712"/><text:change-start text:change-id="ct84051392"/><text:span text:style-name="T15"><text:tab/></text:span><text:change-end text:change-id="ct84051392"/><text:change-start text:change-id="ct96830224"/><text:span text:style-name="T15">el cliente no está de acuerdo con alguno de los puntos se debe iterar de nuevo en el proceso hasta </text:span><text:change-end text:change-id="ct96830224"/><text:change-start text:change-id="ct131320272"/><text:span text:style-name="T15"><text:tab/></text:span><text:change-end text:change-id="ct131320272"/><text:change-start text:change-id="ct91552896"/><text:span text:style-name="T15">llegar a un acuerdo.</text:span></text:p>
      <text:p text:style-name="P34"/>
      <text:list xml:id="list7134606948441655801" text:style-name="WWNum6">
        <text:list-item>
          <text:p text:style-name="P66"><text:span text:style-name="T1">Responsable</text:span><text:span text:style-name="T15">: Gestor de requerimientos.</text:span></text:p>
        </text:list-item>
        <text:list-item>
          <text:p text:style-name="P66"><text:span text:style-name="T1">Producto de Trabajo de Entrada</text:span><text:span text:style-name="T15">: Acta de toma de requerimientos v2.</text:span></text:p>
        </text:list-item>
        <text:list-item>
          <text:p text:style-name="P66"><text:span text:style-name="T1">Producto de Trabajo de Salida</text:span><text:span text:style-name="T15">: Acta de toma de requerimientos final.</text:span></text:p>
        </text:list-item>
      </text:list>
      <text:p text:style-name="P34"/>
      <text:h text:style-name="Heading_20_2" text:outline-level="2"><text:bookmark-start text:name="__RefHeading___Toc5986_1125783319"/>Asignación de Requerimientos<text:change-end text:change-id="ct91552896"/><text:change text:change-id="ct91408048"/><text:change-start text:change-id="ct91982000"/>.<text:bookmark-end text:name="__RefHeading___Toc5986_1125783319"/></text:h>
      <text:p text:style-name="Text_20_body"><text:change-end text:change-id="ct91982000"/><text:change text:change-id="ct91823104"/><text:change-start text:change-id="ct91552288"/><text:span text:style-name="T17"><text:tab/>E</text:span><text:change-end text:change-id="ct91552288"/><text:change-start text:change-id="ct116663584"/><text:span text:style-name="T15">sta tarea corresponde a la entrega final de los requerimientos firmados por el cliente y </text:span><text:change-end text:change-id="ct116663584"/><text:change-start text:change-id="ct91552592"/><text:span text:style-name="T15"><text:tab/></text:span><text:change-end text:change-id="ct91552592"/><text:change-start text:change-id="ct99447296"/><text:span text:style-name="T15">acordados con el equipo de trabajo que se deben realizar, la hace el gestor de requerimientos al </text:span><text:change-end text:change-id="ct99447296"/><text:change-start text:change-id="ct63565904"/><text:span text:style-name="T15"><text:tab/></text:span><text:change-end text:change-id="ct63565904"/><text:change-start text:change-id="ct137384848"/><text:span text:style-name="T15">líder del proyecto o equipo de desarrollo para que se empiece la siguiente etapa del proceso de </text:span><text:change-end text:change-id="ct137384848"/><text:change-start text:change-id="ct112753408"/><text:span text:style-name="T15"><text:tab/></text:span><text:change-end text:change-id="ct112753408"/><text:change-start text:change-id="ct99444528"/><text:span text:style-name="T15">creación del producto.</text:span></text:p>
      <text:p text:style-name="P34"/>
      <text:list xml:id="list8533718213827723953" text:style-name="WWNum7">
        <text:list-item>
          <text:p text:style-name="P67"><text:span text:style-name="T1">Responsable: </text:span><text:span text:style-name="T15">Gestor de requerimientos.</text:span></text:p>
        </text:list-item>
        <text:list-item>
          <text:p text:style-name="P67"><text:span text:style-name="T1">Producto de Trabajo de Entrada</text:span><text:span text:style-name="T15">: Acta de toma de requerimientos final.</text:span></text:p>
        </text:list-item>
        <text:list-item>
          <text:p text:style-name="P67"><text:span text:style-name="T1">Producto de Trabajo de Salida:</text:span><text:span text:style-name="T15"> Acta de Entrega</text:span></text:p>
        </text:list-item>
      </text:list>
      <text:p text:style-name="P34"/>
      <text:p text:style-name="P35"/>
      <text:p text:style-name="P35"/>
      <text:p text:style-name="P32"><text:change-end text:change-id="ct99444528"/><text:change-start text:change-id="ct124980464"/></text:p>
      <text:h text:style-name="P74" text:outline-level="1"><text:bookmark-start text:name="__RefHeading___Toc5988_1125783319"/><text:change-end text:change-id="ct124980464"/><text:change-start text:change-id="ct35526032"/>Actividades Independientes<text:bookmark-end text:name="__RefHeading___Toc5988_1125783319"/></text:h>
      <text:p text:style-name="P35"/>
      <text:p text:style-name="Text_20_body">Las actividades independientes se refieren a aquellas que se pueden dar en cualquier momento del proceso de desarrollo del producto y que pueden afectar el proceso, por lo tanto deben ser documentadas y analizadas.</text:p>
      <text:p text:style-name="P31"><text:tab/></text:p>
      <text:h text:style-name="Heading_20_2" text:outline-level="2"><text:bookmark-start text:name="__RefHeading___Toc5990_1125783319"/>Gestión de Cambios<text:change-end text:change-id="ct35526032"/><text:change text:change-id="ct112753632"/><text:change-start text:change-id="ct112672512"/>.<text:bookmark-end text:name="__RefHeading___Toc5990_1125783319"/></text:h>
      <text:p text:style-name="Text_20_body"><text:change-end text:change-id="ct112672512"/><text:change text:change-id="ct91615872"/><text:change-start text:change-id="ct144172384"/><text:span text:style-name="T17"><text:tab/>D</text:span><text:change-end text:change-id="ct144172384"/><text:change-start text:change-id="ct99613712"/><text:span text:style-name="T15">urante el desarrollo del proyecto se pueden presentar cambios en alguna funcionalidad o </text:span><text:change-end text:change-id="ct99613712"/><text:change-start text:change-id="ct84822080"/><text:span text:style-name="T15"><text:tab/></text:span><text:change-end text:change-id="ct84822080"/><text:change-start text:change-id="ct92106352"/><text:span text:style-name="T15">proceso por parte del cliente, cambios que deben ser gestionados, ya que así como estos cambios </text:span><text:change-end text:change-id="ct92106352"/><text:change-start text:change-id="ct94683760"/><text:span text:style-name="T15"><text:tab/></text:span><text:change-end text:change-id="ct94683760"/><text:change-start text:change-id="ct38935600"/><text:span text:style-name="T15">pueden ser simples sin implicaciones posteriores, también pueden llevar a que se afecte de </text:span><text:change-end text:change-id="ct38935600"/><text:change-start text:change-id="ct137373056"/><text:span text:style-name="T15"><text:tab/></text:span><text:change-end text:change-id="ct137373056"/><text:change-start text:change-id="ct96063040"/><text:span text:style-name="T15">manera contundente lo que ya está desarrollado por parte del equipo.</text:span></text:p>
      <text:p text:style-name="P33"/>
      <text:list xml:id="list9087056664410599222" text:style-name="WWNum8">
        <text:list-item>
          <text:p text:style-name="P68"><text:span text:style-name="T1">Responsable:</text:span><text:span text:style-name="T15"> Gestor de requerimientos.</text:span></text:p>
        </text:list-item>
        <text:list-item>
          <text:p text:style-name="P68"><text:span text:style-name="T1">Producto de Trabajo de Entrada:</text:span><text:span text:style-name="T15"> Acta de toma de requerimientos final.</text:span></text:p>
        </text:list-item>
        <text:list-item>
          <text:p text:style-name="P68"><text:span text:style-name="T1">Producto de Trabajo de Salida:</text:span><text:span text:style-name="T15"> Documento de Cambios.</text:span></text:p>
        </text:list-item>
      </text:list>
      <text:p text:style-name="P33"/>
      <text:h text:style-name="Heading_20_2" text:outline-level="2"><text:bookmark-start text:name="__RefHeading___Toc5992_1125783319"/>Trazabilidad Bidireccional<text:change-end text:change-id="ct96063040"/><text:change-start text:change-id="ct34480672"/>.<text:bookmark-end text:name="__RefHeading___Toc5992_1125783319"/><text:change-end text:change-id="ct34480672"/><text:change-start text:change-id="ct137378112"/></text:h>
      <text:list xml:id="list154434587534200" text:continue-list="list154434952578075" text:style-name="WWNum10">
        <text:list-item>
          <text:list>
            <text:list-header>
              <text:p text:style-name="P57"><text:change-end text:change-id="ct137378112"/><text:change text:change-id="ct84822656"/><text:change text:change-id="ct137378576"/><text:change-start text:change-id="ct84822880"/><text:span text:style-name="T17">L</text:span><text:change-end text:change-id="ct84822880"/><text:change-start text:change-id="ct38936016"/><text:span text:style-name="T15">a trazabilidad permite verificar cómo cada uno de los requerimientos y sus subtareas afecta el proyecto y sus diferentes items</text:span><text:change-end text:change-id="ct38936016"/><text:change-start text:change-id="ct38936608"/><text:span text:style-name="T15"> </text:span><text:change-end text:change-id="ct38936608"/><text:change text:change-id="ct92125696"/><text:change-start text:change-id="ct131319504"/><text:span text:style-name="T14">(Objetivos, Entregables, Diseño, Desarrollo y Pruebas), darle a cada una de las subtareas un valor (1-3, Siendo 1: el valor de mayor relevancia) y asi poder asignar una prioridad a los requisitos y asimismo poder ver como se afecta el proyecto y los items dependientes en caso de presentarse cambios en alguno de los requerimientos registrados.</text:span></text:p>
            </text:list-header>
          </text:list>
        </text:list-item>
      </text:list>
      <text:p text:style-name="P33"/>
      <text:list xml:id="list5157743475927926959" text:style-name="WWNum9">
        <text:list-item>
          <text:p text:style-name="P69"><text:soft-page-break/><text:span text:style-name="T1">Responsable: </text:span><text:span text:style-name="T15">Equipo de desarrollo y gestor de requerimientos.</text:span></text:p>
        </text:list-item>
        <text:list-item>
          <text:p text:style-name="P69"><text:span text:style-name="T1">Producto de Trabajo de Entrada:</text:span><text:span text:style-name="T15"> Matriz de trazabilidad </text:span><text:bookmark-start text:name="__DdeLink__226_79337343"/><text:span text:style-name="T15">bidireccional</text:span><text:bookmark-end text:name="__DdeLink__226_79337343"/><text:span text:style-name="T15">.</text:span></text:p>
        </text:list-item>
        <text:list-item>
          <text:p text:style-name="P69"><text:span text:style-name="T1">Producto de Trabajo de Salida:</text:span><text:span text:style-name="T15"> Matriz de trazabilidad bidireccional <text:s/>actualizada.</text:span><text:change-end text:change-id="ct13131950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cm" fo:margin-bottom="1.101cm" loext:contextual-spacing="tru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text-transform="capitalize" fo:font-size="28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6cm" fo:margin-bottom="1.401cm" loext:contextual-spacing="false" fo:text-align="center" style:justify-single-word="false" style:page-number="auto" style:shadow="none"/>
      <style:text-properties fo:text-transform="capitalize" fo:font-size="18pt" fo:background-color="transparen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style:text-properties fo:text-transform="capitalize" fo:font-size="130%" fo:font-weight="bold" style:font-size-asian="130%" style:font-weight-asian="bold" style:font-size-complex="130%" style:font-weight-complex="600"/>
    </style:style>
    <style:style style:name="Revision_20_Table_20_Content" style:display-name="Revision Table Content" style:family="paragraph" style:parent-style-name="Table_20_Contents" style:class="html" style:master-page-name="">
      <style:paragraph-properties fo:text-align="center" style:justify-single-word="false" style:page-number="auto"/>
      <style:text-properties fo:font-size="5pt" style:font-size-asian="10.5pt"/>
    </style:style>
    <style:style style:name="Revision_20_Table_20_Heading" style:display-name="Revision Table Heading" style:family="paragraph" style:parent-style-name="Table_20_Heading" style:class="html">
      <style:text-properties fo:font-size="6pt" style:font-size-asian="10.5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text-transform="capitalize"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bullet text:level="1"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text:list-tab-stop-position="2.626cm" fo:text-indent="-0.635cm" fo:margin-left="2.626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261cm" fo:text-indent="-0.635cm" fo:margin-left="3.261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96cm" fo:text-indent="-0.635cm" fo:margin-left="3.896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531cm" fo:text-indent="-0.635cm" fo:margin-left="4.531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166cm" fo:text-indent="-0.635cm" fo:margin-left="5.166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801cm" fo:text-indent="-0.635cm" fo:margin-left="5.801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436cm" fo:text-indent="-0.635cm" fo:margin-left="6.436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7.071cm" fo:text-indent="-0.635cm" fo:margin-left="7.071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706cm" fo:text-indent="-0.635cm" fo:margin-left="7.70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7cm" fo:margin-left="-0.004cm" table:align="left"/>
    </style:style>
    <style:style style:name="Table2.A" style:family="table-column">
      <style:table-column-properties style:column-width="4.203cm"/>
    </style:style>
    <style:style style:name="Table2.B" style:family="table-column">
      <style:table-column-properties style:column-width="8.996cm"/>
    </style:style>
    <style:style style:name="Table2.C" style:family="table-column">
      <style:table-column-properties style:column-width="4.371cm"/>
    </style:style>
    <style:style style:name="Table2.A1" style:family="table-cell">
      <style:table-cell-properties fo:padding="0.097cm" fo:border="none"/>
    </style:style>
    <style:style style:name="Table2.B1" style:family="table-cell">
      <style:table-cell-properties style:vertical-align="middle" fo:padding="0.097cm" fo:border="none"/>
    </style:style>
    <style:style style:name="Table1" style:family="table">
      <style:table-properties style:width="4.177cm" table:align="margins"/>
    </style:style>
    <style:style style:name="Table1.A" style:family="table-column">
      <style:table-column-properties style:column-width="1.392cm" style:rel-column-width="2184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MP1" style:family="paragraph" style:parent-style-name="Text_20_body">
      <style:text-properties fo:font-size="6pt" officeooo:rsid="00106ff2" officeooo:paragraph-rsid="00106ff2" style:font-size-asian="6pt" style:font-size-complex="6pt"/>
    </style:style>
    <style:style style:name="MP2" style:family="paragraph" style:parent-style-name="Title">
      <style:paragraph-properties fo:margin-top="0.402cm" fo:margin-bottom="0.402cm" loext:contextual-spacing="false"/>
      <style:text-properties fo:font-size="18pt" style:font-size-asian="18pt" style:font-size-complex="18pt"/>
    </style:style>
    <style:style style:name="MP3" style:family="paragraph" style:parent-style-name="Subtitle">
      <style:paragraph-properties fo:margin-top="0cm" fo:margin-bottom="0.496cm" loext:contextual-spacing="false"/>
      <style:text-properties fo:font-size="11pt" style:font-size-asian="11pt" style:font-size-complex="11pt"/>
    </style:style>
    <style:style style:name="MP4" style:family="paragraph" style:parent-style-name="Header">
      <style:text-properties fo:font-size="6pt" officeooo:rsid="000c0a3a" officeooo:paragraph-rsid="000c0a3a" style:font-size-asian="5.25pt" style:font-size-complex="6pt"/>
    </style:style>
    <style:style style:name="MP5" style:family="paragraph" style:parent-style-name="Footer">
      <style:paragraph-properties fo:text-align="end" style:justify-single-word="false"/>
      <style:text-properties officeooo:paragraph-rsid="00106ff2"/>
    </style:style>
    <style:style style:name="M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office:value-type="string">
              <text:p text:style-name="MP1"><draw:a xlink:type="simple" xlink:href="https://www.hospitec.com.co/"><draw:frame draw:style-name="Mfr1" draw:name="HTTPS://WWW.HOSPITEC.COM.CO/" text:anchor-type="paragraph" svg:width="3.757cm" svg:height="1.244cm" draw:z-index="10"><draw:image xlink:href="Pictures/10000201000002AD000000EBB6B3B19B17B1A2F0.png" xlink:type="simple" xlink:show="embed" xlink:actuate="onLoad"/></draw:frame></draw:a></text:p>
            </table:table-cell>
            <table:table-cell table:style-name="Table2.B1" office:value-type="string">
              <text:p text:style-name="MP2"><text:title>Proceso de Toma de Requerimientos</text:title></text:p>
              <text:p text:style-name="MP3"><text:subject>El proceso a seguir cuando se toman los requerimientos</text:subject></text:p>
            </table:table-cell>
            <table:table-cell table:style-name="Table2.B1" office:value-type="string">
              <table:table table:name="Table1" table:style-name="Table1">
                <table:table-column table:style-name="Table1.A" table:number-columns-repeated="3"/>
                <table:table-header-rows>
                  <table:table-row>
                    <table:table-cell table:style-name="Table1.A1" office:value-type="string">
                      <text:p text:style-name="Revision_20_Table_20_Heading">Código</text:p>
                    </table:table-cell>
                    <table:table-cell table:style-name="Table1.B1" office:value-type="string">
                      <text:p text:style-name="Revision_20_Table_20_Heading">Revisión</text:p>
                    </table:table-cell>
                    <table:table-cell table:style-name="Table1.C1" office:value-type="string">
                      <text:p text:style-name="Revision_20_Table_20_Heading">Fecha</text:p>
                    </table:table-cell>
                  </table:table-row>
                </table:table-header-rows>
                <table:table-row>
                  <table:table-cell table:style-name="Table1.B4" office:value-type="string">
                    <text:p text:style-name="Revision_20_Table_20_Content"><text:user-defined style:data-style-name="N0" text:name="Code">DE-MA-04</text:user-defined></text:p>
                  </table:table-cell>
                  <table:table-cell table:style-name="Table1.B4" office:value-type="string">
                    <text:p text:style-name="Revision_20_Table_20_Content"><text:editing-cycles>8</text:editing-cycles></text:p>
                  </table:table-cell>
                  <table:table-cell table:style-name="Table1.C4" office:value-type="string">
                    <text:p text:style-name="Revision_20_Table_20_Content"><text:modification-date style:data-style-name="N37">27/09/16</text:modification-date></text:p>
                  </table:table-cell>
                </table:table-row>
                <table:table-row>
                  <table:table-cell table:style-name="Table1.B4" office:value-type="string">
                    <text:p text:style-name="Revision_20_Table_20_Heading">Clasificación</text:p>
                  </table:table-cell>
                  <table:table-cell table:style-name="Table1.B4" office:value-type="string">
                    <text:p text:style-name="Revision_20_Table_20_Heading">Responsable</text:p>
                  </table:table-cell>
                  <table:table-cell table:style-name="Table1.C4" office:value-type="string">
                    <text:p text:style-name="Revision_20_Table_20_Heading">Caducidad</text:p>
                  </table:table-cell>
                </table:table-row>
                <table:table-row>
                  <table:table-cell table:style-name="Table1.B4" office:value-type="string">
                    <text:p text:style-name="Revision_20_Table_20_Content"><text:user-defined style:data-style-name="N0" text:name="Classification">TRN3</text:user-defined></text:p>
                  </table:table-cell>
                  <table:table-cell table:style-name="Table1.B4" office:value-type="string">
                    <text:p text:style-name="Revision_20_Table_20_Content"><text:author-initials text:fixed="false"/></text:p>
                  </table:table-cell>
                  <table:table-cell table:style-name="Table1.C4" office:value-type="string">
                    <text:p text:style-name="Revision_20_Table_20_Content"><text:user-defined style:data-style-name="N37" text:name="Expiry">28/04/17</text:user-defined></text:p>
                  </table:table-cell>
                </table:table-row>
              </table:table>
            </table:table-cell>
          </table:table-row>
        </table:table>
        <text:p text:style-name="MP4"/>
      </style:header>
      <style:footer>
        <text:p text:style-name="MP5"><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7:54:03.468881488</meta:creation-date>
    <meta:editing-cycles>8</meta:editing-cycles>
    <meta:editing-duration>PT46M46S</meta:editing-duration>
    <dc:subject>El proceso a seguir cuando se toman los requerimientos</dc:subject>
    <dc:title>Proceso de Toma de Requerimientos</dc:title>
    <meta:generator>LibreOffice/5.2.1.2$Linux_X86_64 LibreOffice_project/20m0$Build-2</meta:generator>
    <dc:description>Este proceso se describe en el documento principal de un nuevo proyecto</dc:description>
    <meta:initial-creator>Julian Raigosa</meta:initial-creator>
    <dc:date>2016-09-27T15:44:34.097744843</dc:date>
    <meta:document-statistic meta:table-count="3" meta:image-count="1" meta:object-count="0" meta:page-count="11" meta:paragraph-count="117" meta:word-count="1335" meta:character-count="8300" meta:non-whitespace-character-count="7105"/>
    <meta:user-defined meta:name="Classification">TRN3</meta:user-defined>
    <meta:user-defined meta:name="Code">DE-MA-04</meta:user-defined>
    <meta:user-defined meta:name="Expiry" meta:value-type="date">2017-04-28</meta:user-defined>
  </office:meta>
</office:document-meta>
</file>